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Droid Sans Mono" svg:font-family="'Droid Sans Mono'" style:font-pitch="fixed"/>
    <style:font-face style:name="Calibri" svg:font-family="Calibri" style:font-pitch="variable"/>
    <style:font-face style:name="Droid Sans" svg:font-family="'Droid Sans'" style:font-pitch="variable"/>
    <style:font-face style:name="Times New Roman3" svg:font-family="'Times New Roman'" style:font-pitch="variable"/>
    <style:font-face style:name="Times New Roman1" svg:font-family="'Times New Roman'" style:font-adornments="Bold" style:font-pitch="variable"/>
    <style:font-face style:name="Times New Roman" svg:font-family="'Times New Roman'" style:font-adornments="Обычный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horndale" svg:font-family="Thorndale" style:font-family-generic="roman" style:font-pitch="variable"/>
    <style:font-face style:name="Times New Roman2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4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983cm" fo:margin-left="-0.208cm" fo:margin-top="0cm" fo:margin-bottom="0cm" table:align="left" style:writing-mode="lr-tb"/>
    </style:style>
    <style:style style:name="Table1.A" style:family="table-column">
      <style:table-column-properties style:column-width="11.25cm"/>
    </style:style>
    <style:style style:name="Table1.B" style:family="table-column">
      <style:table-column-properties style:column-width="5.733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="0.097cm" fo:border="none">
        <style:background-image/>
      </style:table-cell-properties>
    </style:style>
    <style:style style:name="Table1.B8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Таблица2" style:family="table">
      <style:table-properties style:width="18.501cm" table:align="margins" style:writing-mode="lr-tb"/>
    </style:style>
    <style:style style:name="Таблица2.A" style:family="table-column">
      <style:table-column-properties style:column-width="18.501cm" style:rel-column-width="65535*"/>
    </style:style>
    <style:style style:name="Таблица2.1" style:family="table-row">
      <style:table-row-properties style:min-row-height="8.505cm"/>
    </style:style>
    <style:style style:name="Таблица2.A1" style:family="table-cell">
      <style:table-cell-properties fo:background-color="transparent" fo:padding="0.097cm" fo:border="0.05pt solid #dddddd">
        <style:background-image/>
      </style:table-cell-properties>
    </style:style>
    <style:style style:name="Таблица1" style:family="table">
      <style:table-properties style:width="18.501cm" table:align="margins" style:writing-mode="lr-tb"/>
    </style:style>
    <style:style style:name="Таблица1.A" style:family="table-column">
      <style:table-column-properties style:column-width="2.064cm" style:rel-column-width="7309*"/>
    </style:style>
    <style:style style:name="Таблица1.B" style:family="table-column">
      <style:table-column-properties style:column-width="3.48cm" style:rel-column-width="12327*"/>
    </style:style>
    <style:style style:name="Таблица1.C" style:family="table-column">
      <style:table-column-properties style:column-width="2.399cm" style:rel-column-width="8499*"/>
    </style:style>
    <style:style style:name="Таблица1.D" style:family="table-column">
      <style:table-column-properties style:column-width="10.559cm" style:rel-column-width="37400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8.501cm" table:align="margins" style:writing-mode="lr-tb"/>
    </style:style>
    <style:style style:name="Table5.A" style:family="table-column">
      <style:table-column-properties style:column-width="4.198cm" style:rel-column-width="14872*"/>
    </style:style>
    <style:style style:name="Table5.B" style:family="table-column">
      <style:table-column-properties style:column-width="14.303cm" style:rel-column-width="50663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501cm" table:align="margins" style:writing-mode="lr-tb"/>
    </style:style>
    <style:style style:name="Таблица3.A" style:family="table-column">
      <style:table-column-properties style:column-width="18.501cm" style:rel-column-width="65535*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8.501cm" table:align="margins" style:writing-mode="lr-tb"/>
    </style:style>
    <style:style style:name="Таблица4.A" style:family="table-column">
      <style:table-column-properties style:column-width="18.501cm" style:rel-column-width="65535*"/>
    </style:style>
    <style:style style:name="Таблица4.A1" style:family="table-cell">
      <style:table-cell-properties fo:padding="0.097cm" fo:border-left="none" fo:border-right="none" fo:border-top="none" fo:border-bottom="0.05pt solid #000000"/>
    </style:style>
    <style:style style:name="Таблица4.A2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  <style:text-properties style:font-name="Calibri" fo:font-size="10.5pt" officeooo:paragraph-rsid="01bf421f" style:font-size-asian="10.5pt" style:font-size-complex="10.5pt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Times New Roman3" fo:font-size="14pt" fo:language="ru" fo:country="RU" style:text-underline-style="solid" style:text-underline-width="auto" style:text-underline-color="font-color" officeooo:rsid="01bff929" officeooo:paragraph-rsid="01bff929" style:font-size-asian="14pt" style:font-size-complex="14pt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Times New Roman3" fo:font-size="14pt" fo:language="ru" fo:country="RU" fo:font-weight="bold" officeooo:rsid="01d07df0" officeooo:paragraph-rsid="01df533c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Times New Roman3" fo:font-size="14pt" fo:language="ru" fo:country="RU" officeooo:rsid="01bff929" officeooo:paragraph-rsid="01e85119" style:font-size-asian="14pt" style:font-size-complex="14pt"/>
    </style:style>
    <style:style style:name="P5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00000a" style:font-name="Times New Roman3" fo:font-size="14pt" fo:language="ru" fo:country="RU" officeooo:rsid="01ececba" officeooo:paragraph-rsid="01ececba" style:font-name-asian="WenQuanYi Micro Hei" style:font-size-asian="14pt" style:language-asian="zh" style:country-asian="CN" style:font-name-complex="Lohit Devanagari" style:font-size-complex="14pt" style:language-complex="hi" style:country-complex="IN"/>
    </style:style>
    <style:style style:name="P6" style:family="paragraph" style:parent-style-name="Standard">
      <style:paragraph-properties fo:margin-left="0cm" fo:margin-right="0cm" fo:margin-top="0.423cm" fo:margin-bottom="0cm" loext:contextual-spacing="false" fo:line-height="150%" fo:text-align="center" style:justify-single-word="false" fo:text-indent="0cm" style:auto-text-indent="false"/>
      <style:text-properties style:font-name="Times New Roman3" fo:font-size="14pt" style:font-size-asian="14pt" style:font-size-complex="14pt"/>
    </style:style>
    <style:style style:name="P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3" fo:font-size="14pt" style:font-name-asian="Times New Roman4" style:font-size-asian="14pt" style:language-asian="ru" style:country-asian="RU" style:font-name-complex="Times New Roman4" style:font-size-complex="14pt"/>
    </style:style>
    <style:style style:name="P8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style:font-name="Times New Roman3" fo:font-size="14pt" style:font-name-asian="Times New Roman4" style:font-size-asian="14pt" style:language-asian="ru" style:country-asian="RU" style:font-name-complex="Times New Roman4" style:font-size-complex="14pt"/>
    </style:style>
    <style:style style:name="P9" style:family="paragraph" style:parent-style-name="Standard">
      <style:paragraph-properties fo:margin-left="0cm" fo:margin-right="0cm" fo:text-align="end" style:justify-single-word="false" fo:text-indent="0cm" style:auto-text-indent="false" style:writing-mode="lr-tb"/>
      <style:text-properties style:font-name="Times New Roman3" fo:font-size="14pt" style:font-name-asian="Times New Roman4" style:font-size-asian="14pt" style:language-asian="ru" style:country-asian="RU" style:font-name-complex="Times New Roman4" style:font-size-complex="14pt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style:writing-mode="lr-tb"/>
      <style:text-properties style:font-name="Times New Roman3" fo:font-size="14pt" fo:language="ru" fo:country="RU" officeooo:rsid="01bf421f" officeooo:paragraph-rsid="01c81332" style:font-size-asian="14pt" style:font-size-complex="14pt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style:writing-mode="lr-tb"/>
      <style:text-properties style:font-name="Times New Roman3" fo:font-size="14pt" fo:language="ru" fo:country="RU" fo:font-weight="bold" officeooo:rsid="01bf421f" officeooo:paragraph-rsid="01c81332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style:font-name="Times New Roman3" fo:font-size="14pt" fo:font-weight="bold" style:font-name-asian="Times New Roman4" style:font-size-asian="14pt" style:language-asian="ru" style:country-asian="RU" style:font-weight-asian="bold" style:font-name-complex="Times New Roman4" style:font-size-complex="14pt" style:font-weight-complex="bold"/>
    </style:style>
    <style:style style:name="P13" style:family="paragraph" style:parent-style-name="Table_20_Contents">
      <style:paragraph-properties fo:margin-left="0cm" fo:margin-right="0cm" fo:text-align="start" style:justify-single-word="false" fo:text-indent="0cm" style:auto-text-indent="false" style:writing-mode="lr-tb"/>
      <style:text-properties style:font-name="Times New Roman3" fo:font-size="14pt" officeooo:rsid="001c1eab" officeooo:paragraph-rsid="01bf421f" style:font-size-asian="14pt" style:font-size-complex="14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 style:writing-mode="lr-tb"/>
      <style:text-properties style:font-name="Times New Roman3" fo:font-size="14pt" officeooo:rsid="001c1eab" officeooo:paragraph-rsid="01c68466" style:font-size-asian="14pt" style:font-size-complex="14pt"/>
    </style:style>
    <style:style style:name="P15" style:family="paragraph" style:parent-style-name="Table_20_Contents">
      <style:paragraph-properties fo:margin-left="0cm" fo:margin-right="0cm" fo:text-align="start" style:justify-single-word="false" fo:text-indent="0cm" style:auto-text-indent="false" style:writing-mode="lr-tb"/>
      <style:text-properties style:font-name="Times New Roman3" fo:font-size="14pt" officeooo:rsid="01c68466" officeooo:paragraph-rsid="01c68466" style:font-size-asian="14pt" style:font-size-complex="14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 style:writing-mode="lr-tb"/>
      <style:text-properties style:font-name="Times New Roman3" fo:font-size="14pt" officeooo:rsid="01c68466" officeooo:paragraph-rsid="01e85119" style:font-size-asian="14pt" style:font-size-complex="14pt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 style:writing-mode="lr-tb"/>
      <style:text-properties style:font-name="Times New Roman3" fo:font-size="14pt" officeooo:rsid="01caa3e2" officeooo:paragraph-rsid="01caa3e2" style:font-size-asian="14pt" style:font-size-complex="14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 style:writing-mode="lr-tb"/>
      <style:text-properties style:font-name="Times New Roman3" fo:font-size="14pt" officeooo:rsid="001bb08a" officeooo:paragraph-rsid="01c68466" style:font-size-asian="14pt" style:font-size-complex="14pt"/>
    </style:style>
    <style:style style:name="P19" style:family="paragraph" style:parent-style-name="Table_20_Contents">
      <style:paragraph-properties fo:margin-left="0cm" fo:margin-right="0cm" fo:text-align="start" style:justify-single-word="false" fo:text-indent="0cm" style:auto-text-indent="false" style:writing-mode="lr-tb"/>
      <style:text-properties style:font-name="Times New Roman3" fo:font-size="14pt" officeooo:rsid="01e2bb5d" officeooo:paragraph-rsid="01e2bb5d" style:font-size-asian="14pt" style:font-size-complex="14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 style:writing-mode="lr-tb"/>
      <style:text-properties style:font-name="Times New Roman3" fo:font-size="14pt" officeooo:rsid="01e85119" officeooo:paragraph-rsid="01e85119" style:font-size-asian="14pt" style:font-size-complex="14pt"/>
    </style:style>
    <style:style style:name="P21" style:family="paragraph" style:parent-style-name="Table_20_Contents">
      <style:paragraph-properties fo:margin-left="0cm" fo:margin-right="0cm" fo:text-align="start" style:justify-single-word="false" fo:text-indent="0cm" style:auto-text-indent="false" style:writing-mode="lr-tb"/>
      <style:text-properties style:font-name="Times New Roman3" fo:font-size="14pt" fo:font-weight="bold" officeooo:rsid="01bf421f" officeooo:paragraph-rsid="01e85119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margin-left="0cm" fo:margin-right="0cm" fo:text-align="start" style:justify-single-word="false" fo:text-indent="0cm" style:auto-text-indent="false" style:writing-mode="lr-tb"/>
      <style:text-properties style:font-name="Times New Roman3" fo:font-size="14pt" fo:font-weight="bold" officeooo:rsid="001c1eab" officeooo:paragraph-rsid="01bf421f" style:font-size-asian="14pt" style:font-weight-asian="bold" style:font-size-complex="14pt" style:font-weight-complex="bold"/>
    </style:style>
    <style:style style:name="P23" style:family="paragraph" style:parent-style-name="Table">
      <style:paragraph-properties fo:margin-left="0cm" fo:margin-right="0cm" fo:text-indent="0cm" style:auto-text-indent="false" fo:keep-with-next="always"/>
    </style:style>
    <style:style style:name="P24" style:family="paragraph" style:parent-style-name="Table">
      <style:paragraph-properties fo:margin-left="0cm" fo:margin-right="0cm" fo:text-indent="0cm" style:auto-text-indent="false" fo:keep-with-next="always"/>
      <style:text-properties style:font-name="Times New Roman3" fo:font-size="14pt" officeooo:paragraph-rsid="01bf421f" style:font-size-asian="14pt" style:font-size-complex="14pt"/>
    </style:style>
    <style:style style:name="P25" style:family="paragraph" style:parent-style-name="Text_20_body">
      <style:paragraph-properties fo:margin-left="0cm" fo:margin-right="0cm" fo:margin-top="0cm" fo:margin-bottom="0.503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000a" style:font-name="Times New Roman3" fo:font-size="14pt" fo:letter-spacing="normal" fo:language="ru" fo:country="RU" fo:font-style="normal" fo:font-weight="normal" officeooo:rsid="00070af8" officeooo:paragraph-rsid="01d6f5d5" fo:background-color="transparent" style:font-name-asian="WenQuanYi Micro Hei" style:font-size-asian="14pt" style:language-asian="zh" style:country-asian="CN" style:font-name-complex="Lohit Devanagari" style:font-size-complex="14pt" style:language-complex="hi" style:country-complex="IN"/>
    </style:style>
    <style:style style:name="P26" style:family="paragraph" style:parent-style-name="Heading_20_1">
      <style:paragraph-properties fo:margin-left="0cm" fo:margin-right="0cm" fo:text-indent="0cm" style:auto-text-indent="false"/>
    </style:style>
    <style:style style:name="P27" style:family="paragraph" style:parent-style-name="Heading_20_1">
      <style:paragraph-properties fo:margin-left="0cm" fo:margin-right="0cm" fo:text-indent="0cm" style:auto-text-indent="false" fo:break-before="page"/>
    </style:style>
    <style:style style:name="P28" style:family="paragraph" style:parent-style-name="Standard">
      <style:paragraph-properties fo:margin-left="0cm" fo:margin-right="0cm" fo:text-align="end" style:justify-single-word="false" fo:text-indent="0cm" style:auto-text-indent="false" fo:break-before="page"/>
      <style:text-properties fo:color="#00000a" style:font-name="Times New Roman3" fo:font-size="14pt" fo:language="ru" fo:country="RU" officeooo:rsid="01ececba" officeooo:paragraph-rsid="01ececba" style:font-name-asian="WenQuanYi Micro Hei" style:font-size-asian="14pt" style:language-asian="zh" style:country-asian="CN" style:font-name-complex="Lohit Devanagari" style:font-size-complex="14pt" style:language-complex="hi" style:country-complex="IN"/>
    </style:style>
    <style:style style:name="P29" style:family="paragraph" style:parent-style-name="Text_20_body">
      <loext:graphic-properties draw:fill="none" draw:fill-color="#ffffff"/>
      <style:paragraph-properties fo:margin-left="0cm" fo:margin-right="0cm" fo:margin-top="0cm" fo:margin-bottom="0.199cm" loext:contextual-spacing="false" fo:text-align="justify" style:justify-single-word="false" fo:orphans="2" fo:widows="2" fo:text-indent="0cm" style:auto-text-indent="false" fo:background-color="transparent" style:writing-mode="lr-tb"/>
      <style:text-properties fo:font-style="normal" officeooo:paragraph-rsid="01e2bb5d" style:font-style-asian="normal" style:font-style-complex="normal"/>
    </style:style>
    <style:style style:name="P30" style:family="paragraph" style:parent-style-name="Text_20_body">
      <style:paragraph-properties fo:margin-left="0cm" fo:margin-right="0cm" fo:text-indent="0cm" style:auto-text-indent="false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officeooo:paragraph-rsid="01df533c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officeooo:paragraph-rsid="01e960d1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fo:font-style="normal" officeooo:paragraph-rsid="01e2bb5d" style:font-style-asian="normal" style:font-style-complex="normal"/>
    </style:style>
    <style:style style:name="P34" style:family="paragraph" style:parent-style-name="Text_20_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Droid Sans Mono" fo:font-size="9pt" fo:language="en" fo:country="US" officeooo:rsid="01e960d1" officeooo:paragraph-rsid="01e960d1" style:font-size-asian="9pt" style:language-asian="zh" style:country-asian="CN" style:font-size-complex="9pt" style:language-complex="hi" style:country-complex="IN"/>
    </style:style>
    <style:style style:name="P35" style:family="paragraph" style:parent-style-name="Text_20_body">
      <style:paragraph-properties fo:margin-left="0cm" fo:margin-right="0cm" fo:margin-top="0cm" fo:margin-bottom="0cm" loext:contextual-spacing="false" fo:text-indent="0cm" style:auto-text-indent="false" style:writing-mode="lr-tb"/>
      <style:text-properties fo:color="#00000a" style:font-name="Droid Sans Mono" fo:font-size="9pt" fo:language="en" fo:country="US" officeooo:rsid="01e960d1" officeooo:paragraph-rsid="01e960d1" style:font-name-asian="WenQuanYi Micro Hei" style:font-size-asian="9pt" style:language-asian="zh" style:country-asian="CN" style:font-name-complex="Lohit Devanagari" style:font-size-complex="9pt" style:language-complex="hi" style:country-complex="IN"/>
    </style:style>
    <style:style style:name="P3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fo:color="#00000a" style:font-name="Times New Roman" fo:font-size="14pt" fo:language="ru" fo:country="RU" officeooo:rsid="01eb25ef" officeooo:paragraph-rsid="01eb25ef" style:font-name-asian="WenQuanYi Micro Hei" style:font-size-asian="12pt" style:language-asian="zh" style:country-asian="CN" style:font-name-complex="Lohit Devanagari" style:font-size-complex="12pt" style:language-complex="hi" style:country-complex="IN"/>
    </style:style>
    <style:style style:name="P37" style:family="paragraph" style:parent-style-name="Table_20_Contents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text:number-lines="false" text:line-number="0" style:writing-mode="lr-tb"/>
      <style:text-properties style:font-name="Calibri" fo:font-size="10.5pt" fo:font-weight="bold" officeooo:rsid="01d1e479" officeooo:paragraph-rsid="01e24486" style:font-size-asian="10.5pt" style:font-weight-asian="bold" style:font-size-complex="10.5pt" style:font-weight-complex="bold"/>
    </style:style>
    <style:style style:name="P38" style:family="paragraph" style:parent-style-name="Table_20_Contents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text:number-lines="false" text:line-number="0" style:writing-mode="lr-tb"/>
      <style:text-properties style:font-name="Calibri" fo:font-size="10.5pt" officeooo:rsid="01d1e479" officeooo:paragraph-rsid="01e24486" style:font-size-asian="10.5pt" style:font-size-complex="10.5pt"/>
    </style:style>
    <style:style style:name="P39" style:family="paragraph" style:parent-style-name="Table_20_Contents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text:number-lines="false" text:line-number="0" style:writing-mode="lr-tb"/>
      <style:text-properties style:font-name="Calibri" fo:font-size="10.5pt" officeooo:paragraph-rsid="01e24486" style:font-size-asian="10.5pt" style:font-size-complex="10.5pt"/>
    </style:style>
    <style:style style:name="P40" style:family="paragraph" style:parent-style-name="Table_20_Contents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 text:number-lines="false" text:line-number="0" style:writing-mode="lr-tb"/>
      <style:text-properties style:font-name="Calibri" fo:font-size="10.5pt" officeooo:rsid="01e2bb5d" officeooo:paragraph-rsid="01e2bb5d" style:font-size-asian="10.5pt" style:font-size-complex="10.5pt"/>
    </style:style>
    <style:style style:name="P41" style:family="paragraph" style:parent-style-name="Table_20_Contents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 text:number-lines="false" text:line-number="0" style:writing-mode="lr-tb"/>
      <style:text-properties style:font-name="Calibri" fo:font-size="10.5pt" officeooo:rsid="01d2aaf3" officeooo:paragraph-rsid="01e24486" style:font-size-asian="10.5pt" style:font-size-complex="10.5pt"/>
    </style:style>
    <style:style style:name="P42" style:family="paragraph" style:parent-style-name="Table_20_Contents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text:number-lines="false" text:line-number="0" style:writing-mode="lr-tb"/>
      <style:text-properties style:font-name="Calibri" fo:font-size="10.5pt" officeooo:rsid="01d3c7f7" officeooo:paragraph-rsid="01e24486" style:font-size-asian="10.5pt" style:font-size-complex="10.5pt"/>
    </style:style>
    <style:style style:name="P43" style:family="paragraph" style:parent-style-name="Table_20_Contents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 text:number-lines="false" text:line-number="0" style:writing-mode="lr-tb"/>
      <style:text-properties style:font-name="Calibri" fo:font-size="10.5pt" officeooo:rsid="01d3c7f7" officeooo:paragraph-rsid="01e24486" style:font-size-asian="10.5pt" style:font-size-complex="10.5pt"/>
    </style:style>
    <style:style style:name="P44" style:family="paragraph" style:parent-style-name="Table_20_Contents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 text:number-lines="false" text:line-number="0" style:writing-mode="lr-tb"/>
      <style:text-properties style:font-name="monospace" fo:font-size="7.5pt" style:font-size-asian="7.5pt" style:font-size-complex="7.5pt"/>
    </style:style>
    <style:style style:name="P45" style:family="paragraph" style:parent-style-name="Table">
      <style:paragraph-properties fo:margin-left="0cm" fo:margin-right="0cm" fo:text-indent="0cm" style:auto-text-indent="false"/>
      <style:text-properties officeooo:paragraph-rsid="01e24486"/>
    </style:style>
    <style:style style:name="P46" style:family="paragraph" style:parent-style-name="Standard">
      <style:paragraph-properties fo:margin-left="9.8cm" fo:margin-right="0.45cm" fo:margin-top="0.212cm" fo:margin-bottom="0cm" loext:contextual-spacing="false" fo:text-indent="0cm" style:auto-text-indent="false"/>
      <style:text-properties style:font-name="Times New Roman3" fo:font-size="12pt" style:font-name-asian="Times New Roman4" style:font-size-asian="12pt" style:language-asian="ru" style:country-asian="RU" style:font-name-complex="Times New Roman4" style:font-size-complex="12pt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Times New Roman3" fo:font-size="14pt" fo:language="ru" fo:country="RU" officeooo:rsid="01bf421f" officeooo:paragraph-rsid="01bf421f" style:font-size-asian="14pt" style:font-size-complex="14pt"/>
    </style:style>
    <style:style style:name="P48" style:family="paragraph" style:parent-style-name="Standard">
      <style:paragraph-properties fo:margin-left="0cm" fo:margin-right="0cm" fo:margin-top="0cm" fo:margin-bottom="0.199cm" loext:contextual-spacing="false" fo:text-align="justify" style:justify-single-word="false" fo:text-indent="1.199cm" style:auto-text-indent="false" style:writing-mode="lr-tb"/>
      <style:text-properties style:font-name="Times New Roman3" fo:font-size="14pt" fo:language="ru" fo:country="RU" officeooo:rsid="01cbbbba" officeooo:paragraph-rsid="01cbbbba" style:font-size-asian="14pt" style:font-size-complex="14pt"/>
    </style:style>
    <style:style style:name="P49" style:family="paragraph" style:parent-style-name="Standard">
      <style:paragraph-properties fo:margin-left="0cm" fo:margin-right="0cm" fo:margin-top="0cm" fo:margin-bottom="0.199cm" loext:contextual-spacing="false" fo:text-align="justify" style:justify-single-word="false" fo:text-indent="1.199cm" style:auto-text-indent="false" style:writing-mode="lr-tb"/>
      <style:text-properties style:font-name="Times New Roman3" fo:font-size="14pt" fo:language="ru" fo:country="RU" officeooo:rsid="01cbbbba" officeooo:paragraph-rsid="01ce9a2b" style:font-size-asian="14pt" style:font-size-complex="14pt"/>
    </style:style>
    <style:style style:name="P50" style:family="paragraph" style:parent-style-name="Standard">
      <style:paragraph-properties fo:margin-left="0cm" fo:margin-right="0cm" fo:margin-top="0cm" fo:margin-bottom="0.199cm" loext:contextual-spacing="false" fo:text-align="justify" style:justify-single-word="false" fo:text-indent="1.199cm" style:auto-text-indent="false" style:writing-mode="lr-tb"/>
      <style:text-properties style:font-name="Times New Roman3" fo:font-size="14pt" fo:language="ru" fo:country="RU" officeooo:rsid="01cb09a4" officeooo:paragraph-rsid="01e6e222" style:font-size-asian="14pt" style:font-size-complex="14pt"/>
    </style:style>
    <style:style style:name="P51" style:family="paragraph" style:parent-style-name="Standard">
      <style:paragraph-properties fo:text-align="justify" style:justify-single-word="false"/>
      <style:text-properties fo:color="#00000a" style:font-name="Times New Roman3" fo:font-size="14pt" fo:language="ru" fo:country="RU" officeooo:rsid="01d07df0" officeooo:paragraph-rsid="01daa6bd" style:font-name-asian="WenQuanYi Micro Hei" style:font-size-asian="14pt" style:language-asian="zh" style:country-asian="CN" style:font-name-complex="Lohit Devanagari" style:font-size-complex="14pt" style:language-complex="hi" style:country-complex="IN"/>
    </style:style>
    <style:style style:name="P52" style:family="paragraph" style:parent-style-name="Standard">
      <loext:graphic-properties draw:fill="none" draw:fill-color="#ffffff"/>
      <style:paragraph-properties fo:margin-left="0cm" fo:margin-right="0cm" fo:margin-top="0cm" fo:margin-bottom="0.199cm" loext:contextual-spacing="false" fo:text-align="justify" style:justify-single-word="false" fo:orphans="2" fo:widows="2" fo:text-indent="1.3cm" style:auto-text-indent="false" fo:background-color="transparent" style:writing-mode="lr-tb"/>
      <style:text-properties style:font-name="Times New Roman3" fo:font-size="14pt" fo:language="ru" fo:country="RU" officeooo:rsid="01d11307" officeooo:paragraph-rsid="01d11307" fo:background-color="transparent" style:font-size-asian="14pt" style:font-size-complex="14pt"/>
    </style:style>
    <style:style style:name="P53" style:family="paragraph" style:parent-style-name="Text_20_body">
      <loext:graphic-properties draw:fill="none" draw:fill-color="#ffffff"/>
      <style:paragraph-properties fo:margin-left="0cm" fo:margin-right="0cm" fo:margin-top="0cm" fo:margin-bottom="0.199cm" loext:contextual-spacing="false" fo:text-align="justify" style:justify-single-word="false" fo:orphans="2" fo:widows="2" fo:text-indent="1.3cm" style:auto-text-indent="false" fo:background-color="transparent" style:writing-mode="lr-tb"/>
      <style:text-properties style:font-name="Times New Roman3" fo:font-size="14pt" fo:language="ru" fo:country="RU" officeooo:rsid="01d11307" officeooo:paragraph-rsid="01df533c" fo:background-color="transparent" style:font-size-asian="14pt" style:font-size-complex="14pt"/>
    </style:style>
    <style:style style:name="P54" style:family="paragraph" style:parent-style-name="Heading_20_1">
      <style:text-properties officeooo:paragraph-rsid="01df533c"/>
    </style:style>
    <style:style style:name="P55" style:family="paragraph" style:parent-style-name="Heading_20_1">
      <style:text-properties officeooo:paragraph-rsid="01e2bb5d"/>
    </style:style>
    <style:style style:name="P56" style:family="paragraph" style:parent-style-name="Heading_20_1">
      <style:paragraph-properties fo:text-align="start" style:justify-single-word="false" fo:break-before="page"/>
    </style:style>
    <style:style style:name="P57" style:family="paragraph" style:parent-style-name="Standard" style:master-page-name="First_20_Page">
      <style:paragraph-properties fo:margin-left="0cm" fo:margin-right="0cm" fo:line-height="100%" fo:text-align="center" style:justify-single-word="false" fo:text-indent="0cm" style:auto-text-indent="false" style:page-number="auto" style:writing-mode="lr-tb"/>
      <style:text-properties style:font-name="Times New Roman3" fo:font-size="14pt" style:font-name-asian="Times New Roman4" style:font-size-asian="14pt" style:language-asian="ru" style:country-asian="RU" style:font-name-complex="Times New Roman4" style:font-size-complex="14pt"/>
    </style:style>
    <style:style style:name="P58" style:family="paragraph" style:parent-style-name="Standard" style:list-style-name="" style:master-page-name="">
      <loext:graphic-properties draw:fill="none"/>
      <style:paragraph-properties fo:margin-left="0cm" fo:margin-right="0cm" fo:text-align="center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style:font-name="Times New Roman3" fo:font-size="16pt" fo:font-weight="bold" style:font-name-asian="Times New Roman4" style:font-size-asian="16pt" style:language-asian="ru" style:country-asian="RU" style:font-weight-asian="bold" style:font-name-complex="Times New Roman4" style:font-size-complex="16pt"/>
    </style:style>
    <style:style style:name="P59" style:family="paragraph" style:parent-style-name="Standard" style:list-style-name="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Times New Roman3" fo:font-size="14pt" fo:font-weight="bold" style:font-name-asian="Times New Roman4" style:font-size-asian="14pt" style:language-asian="ru" style:country-asian="RU" style:font-weight-asian="bold" style:font-name-complex="Times New Roman4" style:font-size-complex="14pt"/>
    </style:style>
    <style:style style:name="P60" style:family="paragraph" style:parent-style-name="Standard" style:list-style-name="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Times New Roman3" fo:font-size="14pt" fo:font-weight="bold" style:font-name-asian="Times New Roman4" style:font-size-asian="14pt" style:language-asian="ru" style:country-asian="RU" style:font-weight-asian="bold" style:font-name-complex="Times New Roman4" style:font-size-complex="14pt" style:font-weight-complex="bold"/>
    </style:style>
    <style:style style:name="P61" style:family="paragraph" style:parent-style-name="Standard" style:list-style-name="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Times New Roman3" fo:font-size="14pt" fo:font-weight="bold" officeooo:paragraph-rsid="01c2bc2e" style:font-name-asian="Times New Roman4" style:font-size-asian="14pt" style:language-asian="ru" style:country-asian="RU" style:font-weight-asian="bold" style:font-name-complex="Times New Roman4" style:font-size-complex="14pt" style:font-weight-complex="bold"/>
    </style:style>
    <style:style style:name="P62" style:family="paragraph" style:parent-style-name="Standard" style:list-style-name="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Times New Roman3" fo:font-size="14pt" fo:font-weight="normal" officeooo:rsid="01c2bc2e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P63" style:family="paragraph" style:parent-style-name="Standard" style:list-style-name="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Times New Roman3" fo:font-size="14pt" fo:font-weight="normal" officeooo:paragraph-rsid="01c2bc2e" style:font-size-asian="14pt" style:font-weight-asian="normal" style:font-size-complex="14pt" style:font-weight-complex="normal"/>
    </style:style>
    <style:style style:name="P64" style:family="paragraph" style:parent-style-name="Standard" style:list-style-name="L1" style:master-page-name="">
      <loext:graphic-properties draw:fill="none" draw:fill-color="#ffffff"/>
      <style:paragraph-properties fo:margin-left="0cm" fo:margin-right="0cm" fo:margin-top="0cm" fo:margin-bottom="0.199cm" loext:contextual-spacing="false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.302cm"/>
        </style:tab-stops>
      </style:paragraph-properties>
      <style:text-properties style:font-name="Times New Roman3" fo:font-size="14pt" fo:language="ru" fo:country="RU" officeooo:rsid="00070af8" officeooo:paragraph-rsid="01d11307" fo:background-color="transparent" style:font-size-asian="14pt" style:font-size-complex="14pt"/>
    </style:style>
    <style:style style:name="P65" style:family="paragraph" style:parent-style-name="Standard" style:list-style-name="L1">
      <loext:graphic-properties draw:fill="none" draw:fill-color="#ffffff"/>
      <style:paragraph-properties fo:margin-left="0cm" fo:margin-right="0cm" fo:margin-top="0cm" fo:margin-bottom="0.199cm" loext:contextual-spacing="false" fo:text-align="justify" style:justify-single-word="false" fo:orphans="2" fo:widows="2" fo:text-indent="0cm" style:auto-text-indent="false" fo:background-color="transparent" style:writing-mode="lr-tb">
        <style:tab-stops>
          <style:tab-stop style:position="1.302cm"/>
        </style:tab-stops>
      </style:paragraph-properties>
      <style:text-properties style:font-name="Times New Roman3" fo:font-size="14pt" fo:language="ru" fo:country="RU" officeooo:rsid="00070af8" officeooo:paragraph-rsid="01d11307" fo:background-color="transparent" style:font-size-asian="14pt" style:font-size-complex="14pt"/>
    </style:style>
    <style:style style:name="P66" style:family="paragraph" style:parent-style-name="Standard">
      <style:paragraph-properties fo:margin-left="0cm" fo:margin-right="0cm" fo:text-indent="0cm" style:auto-text-indent="false"/>
      <style:text-properties fo:color="#00000a" style:font-name="Times New Roman3" fo:font-size="14pt" fo:language="ru" fo:country="RU" fo:font-weight="normal" officeooo:rsid="01d7e39c" officeooo:paragraph-rsid="01df533c" style:font-name-asian="WenQuanYi Micro Hei" style:font-size-asian="14pt" style:language-asian="zh" style:country-asian="CN" style:font-weight-asian="normal" style:font-name-complex="Lohit Devanagari" style:font-size-complex="14pt" style:language-complex="hi" style:country-complex="IN" style:font-weight-complex="normal"/>
    </style:style>
    <style:style style:name="P67" style:family="paragraph" style:parent-style-name="Standard">
      <style:paragraph-properties fo:margin-left="0cm" fo:margin-right="0cm" fo:text-indent="0cm" style:auto-text-indent="false"/>
      <style:text-properties fo:color="#00000a" style:font-name="Times New Roman3" fo:font-size="14pt" fo:language="ru" fo:country="RU" fo:font-weight="normal" officeooo:rsid="01e24486" officeooo:paragraph-rsid="01e24486" style:font-name-asian="WenQuanYi Micro Hei" style:font-size-asian="14pt" style:language-asian="zh" style:country-asian="CN" style:font-weight-asian="normal" style:font-name-complex="Lohit Devanagari" style:font-size-complex="14pt" style:language-complex="hi" style:country-complex="IN" style:font-weight-complex="normal"/>
    </style:style>
    <style:style style:name="P68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style:font-name="Droid Sans Mono" fo:font-size="8pt" style:font-size-asian="8pt" style:font-size-complex="8pt"/>
    </style:style>
    <style:style style:name="P69" style:family="paragraph" style:parent-style-name="Standard" style:list-style-name="">
      <style:paragraph-properties fo:margin-left="0cm" fo:margin-right="0cm" fo:text-indent="0.501cm" style:auto-text-indent="false">
        <style:tab-stops>
          <style:tab-stop style:position="1cm"/>
        </style:tab-stops>
      </style:paragraph-properties>
      <style:text-properties style:font-name="Times New Roman3" fo:font-size="12pt" fo:font-weight="bold" style:font-name-asian="Times New Roman4" style:font-size-asian="12pt" style:language-asian="ru" style:country-asian="RU" style:font-weight-asian="bold" style:font-name-complex="Times New Roman4" style:font-size-complex="12pt"/>
    </style:style>
    <style:style style:name="P70" style:family="paragraph" style:parent-style-name="Standard" style:list-style-name="">
      <style:paragraph-properties fo:margin-left="0cm" fo:margin-right="0cm" fo:text-align="center" style:justify-single-word="false" fo:text-indent="0.501cm" style:auto-text-indent="false">
        <style:tab-stops>
          <style:tab-stop style:position="1cm"/>
        </style:tab-stops>
      </style:paragraph-properties>
      <style:text-properties style:font-name="Times New Roman3" fo:font-size="12pt" fo:font-weight="bold" style:font-name-asian="Times New Roman4" style:font-size-asian="12pt" style:language-asian="ru" style:country-asian="RU" style:font-weight-asian="bold" style:font-name-complex="Times New Roman4" style:font-size-complex="12pt"/>
    </style:style>
    <style:style style:name="P71" style:family="paragraph" style:parent-style-name="Standard" style:list-style-name="">
      <style:paragraph-properties fo:margin-left="0cm" fo:margin-right="0cm" fo:text-align="center" style:justify-single-word="false" fo:text-indent="0.501cm" style:auto-text-indent="false">
        <style:tab-stops>
          <style:tab-stop style:position="1cm"/>
        </style:tab-stops>
      </style:paragraph-properties>
      <style:text-properties style:font-name="Times New Roman3" fo:font-size="12pt" fo:font-weight="bold" style:font-name-asian="Times New Roman4" style:font-size-asian="12pt" style:language-asian="ru" style:country-asian="RU" style:font-weight-asian="bold" style:font-name-complex="Times New Roman4" style:font-size-complex="12pt" style:font-weight-complex="bold"/>
    </style:style>
    <style:style style:name="P72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1e43228" officeooo:paragraph-rsid="01e43228"/>
    </style:style>
    <style:style style:name="P7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style:font-name="Droid Sans Mono" fo:font-size="8pt" fo:font-weight="bold" style:font-size-asian="8pt" style:font-weight-asian="bold" style:font-size-complex="8pt" style:font-weight-complex="bold"/>
    </style:style>
    <style:style style:name="P7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Calibri" fo:font-size="10pt" officeooo:rsid="01e43228" officeooo:paragraph-rsid="01e43228" style:font-size-asian="10pt" style:font-size-complex="10pt"/>
    </style:style>
    <style:style style:name="P7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fo:color="#00000a" style:font-name="Calibri" fo:font-size="10pt" fo:language="ru" fo:country="RU" officeooo:rsid="01e43228" officeooo:paragraph-rsid="01eb25ef" style:font-name-asian="WenQuanYi Micro Hei" style:font-size-asian="10pt" style:language-asian="zh" style:country-asian="CN" style:font-name-complex="Lohit Devanagari" style:font-size-complex="10pt" style:language-complex="hi" style:country-complex="IN"/>
    </style:style>
    <style:style style:name="P76" style:family="paragraph" style:parent-style-name="Table_20_Contents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Droid Sans Mono" fo:font-size="8pt" style:font-size-asian="8pt" style:font-size-complex="8pt"/>
    </style:style>
    <style:style style:name="P77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style:font-name="Droid Sans Mono" fo:font-size="8pt" fo:font-weight="bold" style:font-size-asian="8pt" style:font-weight-asian="bold" style:font-size-complex="8pt" style:font-weight-complex="bold"/>
    </style:style>
    <style:style style:name="T1" style:family="text">
      <style:text-properties officeooo:rsid="0016885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1bff92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c0f4e2" style:font-weight-asian="bold" style:font-weight-complex="bold"/>
    </style:style>
    <style:style style:name="T6" style:family="text">
      <style:text-properties fo:font-weight="bold" officeooo:rsid="01d5d964" style:font-weight-asian="bold" style:font-weight-complex="bold"/>
    </style:style>
    <style:style style:name="T7" style:family="text">
      <style:text-properties fo:font-weight="bold" officeooo:rsid="01e61b56" style:font-weight-asian="bold" style:font-weight-complex="bold"/>
    </style:style>
    <style:style style:name="T8" style:family="text">
      <style:text-properties fo:font-weight="bold" officeooo:rsid="01bf421f" style:font-weight-asian="bold" style:font-weight-complex="bold"/>
    </style:style>
    <style:style style:name="T9" style:family="text">
      <style:text-properties fo:font-weight="bold" officeooo:rsid="01c9fcc2" style:font-weight-asian="bold" style:font-weight-complex="bold"/>
    </style:style>
    <style:style style:name="T10" style:family="text">
      <style:text-properties fo:font-weight="bold" officeooo:rsid="01c68466" style:font-weight-asian="bold" style:font-weight-complex="bold"/>
    </style:style>
    <style:style style:name="T11" style:family="text">
      <style:text-properties fo:font-weight="bold" officeooo:rsid="01e85119" style:font-weight-asian="bold" style:font-weight-complex="bold"/>
    </style:style>
    <style:style style:name="T12" style:family="text">
      <style:text-properties fo:font-weight="bold" officeooo:rsid="01dba779" style:font-weight-asian="bold" style:font-weight-complex="bold"/>
    </style:style>
    <style:style style:name="T13" style:family="text">
      <style:text-properties fo:font-weight="bold" officeooo:rsid="01cd468c" style:font-weight-asian="bold" style:font-weight-complex="bold"/>
    </style:style>
    <style:style style:name="T14" style:family="text">
      <style:text-properties fo:font-weight="bold" officeooo:rsid="01f1a626" style:font-weight-asian="bold" style:font-weight-complex="bold"/>
    </style:style>
    <style:style style:name="T15" style:family="text">
      <style:text-properties fo:font-weight="bold" style:font-name-asian="Times New Roman4" style:language-asian="ru" style:country-asian="RU" style:font-weight-asian="bold" style:font-name-complex="Times New Roman4" style:font-weight-complex="bold"/>
    </style:style>
    <style:style style:name="T16" style:family="text">
      <style:text-properties fo:font-weight="bold" officeooo:rsid="000f3815" style:font-name-asian="Times New Roman4" style:language-asian="ru" style:country-asian="RU" style:font-weight-asian="bold" style:font-name-complex="Times New Roman4" style:font-weight-complex="bold"/>
    </style:style>
    <style:style style:name="T17" style:family="text">
      <style:text-properties officeooo:rsid="001b8bc1"/>
    </style:style>
    <style:style style:name="T18" style:family="text">
      <style:text-properties officeooo:rsid="01c0f4e2"/>
    </style:style>
    <style:style style:name="T19" style:family="text">
      <style:text-properties officeooo:rsid="01c2bc2e"/>
    </style:style>
    <style:style style:name="T20" style:family="text">
      <style:text-properties fo:font-variant="normal" fo:text-transform="none" fo:color="#000000" fo:letter-spacing="normal" fo:font-style="normal"/>
    </style:style>
    <style:style style:name="T21" style:family="text">
      <style:text-properties fo:font-variant="normal" fo:text-transform="none" fo:color="#000000" fo:letter-spacing="normal" fo:font-style="normal" officeooo:rsid="01c2bc2e"/>
    </style:style>
    <style:style style:name="T22" style:family="text">
      <style:text-properties fo:font-variant="normal" fo:text-transform="none" fo:color="#000000" fo:letter-spacing="normal" fo:font-style="normal" fo:font-weight="normal" officeooo:rsid="00070af8" fo:background-color="transparent" loext:char-shading-value="0" style:font-weight-asian="normal" style:font-weight-complex="normal"/>
    </style:style>
    <style:style style:name="T23" style:family="text">
      <style:text-properties fo:font-variant="normal" fo:text-transform="none" fo:color="#000000" fo:letter-spacing="normal" fo:font-style="normal" fo:font-weight="normal" officeooo:rsid="01c2bc2e" fo:background-color="transparent" loext:char-shading-value="0" style:font-weight-asian="normal" style:font-weight-complex="normal"/>
    </style:style>
    <style:style style:name="T24" style:family="text">
      <style:text-properties fo:font-variant="normal" fo:text-transform="none" fo:letter-spacing="normal" fo:font-style="normal" fo:font-weight="normal" officeooo:rsid="00070af8" fo:background-color="transparent" loext:char-shading-value="0"/>
    </style:style>
    <style:style style:name="T25" style:family="text">
      <style:text-properties fo:font-variant="normal" fo:text-transform="none" fo:letter-spacing="normal" fo:font-style="normal" fo:font-weight="normal" officeooo:rsid="01c2bc2e" fo:background-color="transparent" loext:char-shading-value="0" style:font-name-asian="Times New Roman4" style:language-asian="ru" style:country-asian="RU" style:font-weight-asian="normal" style:font-name-complex="Times New Roman4" style:font-weight-complex="normal"/>
    </style:style>
    <style:style style:name="T26" style:family="text">
      <style:text-properties style:font-name-asian="Times New Roman4" style:language-asian="ru" style:country-asian="RU" style:font-name-complex="Times New Roman4"/>
    </style:style>
    <style:style style:name="T27" style:family="text">
      <style:text-properties officeooo:rsid="01bff929" style:font-name-asian="Times New Roman4" style:language-asian="ru" style:country-asian="RU" style:font-name-complex="Times New Roman4"/>
    </style:style>
    <style:style style:name="T28" style:family="text">
      <style:text-properties officeooo:rsid="01c2bc2e" style:font-name-asian="Times New Roman4" style:language-asian="ru" style:country-asian="RU" style:font-name-complex="Times New Roman4"/>
    </style:style>
    <style:style style:name="T29" style:family="text">
      <style:text-properties officeooo:rsid="01c2bc2e" style:font-name-asian="Times New Roman4" style:language-asian="ru" style:country-asian="RU" style:font-weight-asian="normal" style:font-name-complex="Times New Roman4" style:font-weight-complex="normal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size="14pt" officeooo:rsid="01ce9a2b" style:font-size-asian="14pt" style:font-size-complex="14pt"/>
    </style:style>
    <style:style style:name="T32" style:family="text">
      <style:text-properties fo:font-size="14pt" officeooo:rsid="01dba779" style:font-size-asian="14pt" style:font-size-complex="14pt"/>
    </style:style>
    <style:style style:name="T33" style:family="text">
      <style:text-properties fo:font-size="14pt" officeooo:rsid="01e6e222" style:font-size-asian="14pt" style:font-size-complex="14pt"/>
    </style:style>
    <style:style style:name="T34" style:family="text">
      <style:text-properties fo:font-size="14pt" fo:font-weight="bold" officeooo:rsid="01bff929" style:font-size-asian="14pt" style:font-weight-asian="bold" style:font-size-complex="14pt" style:font-weight-complex="bold"/>
    </style:style>
    <style:style style:name="T35" style:family="text">
      <style:text-properties officeooo:rsid="0018bf78"/>
    </style:style>
    <style:style style:name="T36" style:family="text">
      <style:text-properties officeooo:rsid="00043e66"/>
    </style:style>
    <style:style style:name="T37" style:family="text">
      <style:text-properties officeooo:rsid="01c68466"/>
    </style:style>
    <style:style style:name="T38" style:family="text">
      <style:text-properties officeooo:rsid="01c81332"/>
    </style:style>
    <style:style style:name="T39" style:family="text">
      <style:text-properties officeooo:rsid="01c9fcc2"/>
    </style:style>
    <style:style style:name="T40" style:family="text">
      <style:text-properties officeooo:rsid="01caa3e2"/>
    </style:style>
    <style:style style:name="T41" style:family="text">
      <style:text-properties officeooo:rsid="01cd468c"/>
    </style:style>
    <style:style style:name="T42" style:family="text">
      <style:text-properties officeooo:rsid="01d11307"/>
    </style:style>
    <style:style style:name="T43" style:family="text">
      <style:text-properties officeooo:rsid="0007f5d3"/>
    </style:style>
    <style:style style:name="T44" style:family="text">
      <style:text-properties officeooo:rsid="01d6f5d5"/>
    </style:style>
    <style:style style:name="T45" style:family="text">
      <style:text-properties fo:color="#000000" style:font-weight-asian="normal" style:font-weight-complex="normal"/>
    </style:style>
    <style:style style:name="T46" style:family="text">
      <style:text-properties fo:color="#000000" officeooo:rsid="01c2bc2e" style:font-weight-asian="normal" style:font-weight-complex="normal"/>
    </style:style>
    <style:style style:name="T47" style:family="text">
      <style:text-properties fo:color="#000000" fo:background-color="#ffffff" loext:char-shading-value="0"/>
    </style:style>
    <style:style style:name="T48" style:family="text">
      <style:text-properties officeooo:rsid="01d7e39c"/>
    </style:style>
    <style:style style:name="T49" style:family="text">
      <style:text-properties officeooo:rsid="01daa6bd"/>
    </style:style>
    <style:style style:name="T50" style:family="text">
      <style:text-properties officeooo:rsid="01dd4250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fo:font-weight="bold" style:font-style-asian="italic" style:font-weight-asian="bold" style:font-style-complex="italic" style:font-weight-complex="bold"/>
    </style:style>
    <style:style style:name="T53" style:family="text">
      <style:text-properties fo:font-style="italic" fo:font-weight="bold" officeooo:rsid="01e960d1" style:font-style-asian="italic" style:font-weight-asian="bold" style:font-style-complex="italic" style:font-weight-complex="bold"/>
    </style:style>
    <style:style style:name="T54" style:family="text">
      <style:text-properties officeooo:rsid="01dee14f"/>
    </style:style>
    <style:style style:name="T55" style:family="text">
      <style:text-properties officeooo:rsid="01df533c"/>
    </style:style>
    <style:style style:name="T56" style:family="text">
      <style:text-properties style:font-name="Times New Roman3" fo:font-size="14pt" style:font-size-asian="14pt" style:font-size-complex="14pt"/>
    </style:style>
    <style:style style:name="T57" style:family="text">
      <style:text-properties style:font-name="Times New Roman3" fo:font-size="14pt" officeooo:rsid="001b8bc1" style:font-size-asian="14pt" style:font-size-complex="14pt"/>
    </style:style>
    <style:style style:name="T58" style:family="text">
      <style:text-properties style:font-name="Times New Roman3" fo:font-size="14pt" fo:language="ru" fo:country="RU" officeooo:rsid="01d11307" fo:background-color="transparent" loext:char-shading-value="0" style:font-size-asian="14pt" style:font-size-complex="14pt"/>
    </style:style>
    <style:style style:name="T59" style:family="text">
      <style:text-properties style:font-name="Times New Roman3" fo:font-size="14pt" fo:language="ru" fo:country="RU" officeooo:rsid="01dee14f" fo:background-color="transparent" loext:char-shading-value="0" style:font-size-asian="14pt" style:font-size-complex="14pt"/>
    </style:style>
    <style:style style:name="T60" style:family="text">
      <style:text-properties style:font-name="Times New Roman3" fo:font-size="14pt" fo:language="ru" fo:country="RU" officeooo:rsid="01e960d1" fo:background-color="transparent" loext:char-shading-value="0" style:font-size-asian="14pt" style:font-size-complex="14pt"/>
    </style:style>
    <style:style style:name="T61" style:family="text">
      <style:text-properties style:font-name="Times New Roman3" fo:font-size="14pt" fo:language="ru" fo:country="RU" fo:font-weight="normal" officeooo:rsid="01d7e39c" fo:background-color="transparent" loext:char-shading-value="0" style:font-size-asian="14pt" style:font-weight-asian="normal" style:font-size-complex="14pt" style:font-weight-complex="normal"/>
    </style:style>
    <style:style style:name="T62" style:family="text">
      <style:text-properties style:font-name="Times New Roman3" fo:font-size="14pt" fo:language="ru" fo:country="RU" fo:font-weight="normal" officeooo:rsid="01e24486" fo:background-color="transparent" loext:char-shading-value="0" style:font-size-asian="14pt" style:font-weight-asian="normal" style:font-size-complex="14pt" style:font-weight-complex="normal"/>
    </style:style>
    <style:style style:name="T63" style:family="text">
      <style:text-properties officeooo:rsid="01e24486"/>
    </style:style>
    <style:style style:name="T64" style:family="text">
      <style:text-properties officeooo:rsid="01e2bb5d"/>
    </style:style>
    <style:style style:name="T65" style:family="text">
      <style:text-properties style:font-name="Times New Roman2" style:font-name-complex="Times New Roman4"/>
    </style:style>
    <style:style style:name="T66" style:family="text">
      <style:text-properties style:font-name="Times New Roman2" fo:language="en" fo:country="US" style:font-name-complex="Times New Roman4"/>
    </style:style>
    <style:style style:name="T67" style:family="text">
      <style:text-properties style:font-name="Times New Roman2" fo:language="en" fo:country="US" officeooo:rsid="01e2bb5d" style:font-name-complex="Times New Roman4"/>
    </style:style>
    <style:style style:name="T68" style:family="text">
      <style:text-properties officeooo:rsid="01e5fda9"/>
    </style:style>
    <style:style style:name="T69" style:family="text">
      <style:text-properties officeooo:rsid="01e61b56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officeooo:rsid="01e6e222"/>
    </style:style>
    <style:style style:name="T72" style:family="text">
      <style:text-properties officeooo:rsid="01e85119"/>
    </style:style>
    <style:style style:name="T73" style:family="text">
      <style:text-properties officeooo:rsid="01e960d1"/>
    </style:style>
    <style:style style:name="T74" style:family="text">
      <style:text-properties officeooo:rsid="01eb25ef"/>
    </style:style>
    <style:style style:name="T75" style:family="text">
      <style:text-properties fo:color="#5454ff" fo:font-weight="bold" fo:background-color="#ffffff" loext:char-shading-value="0"/>
    </style:style>
    <style:style style:name="T76" style:family="text">
      <style:text-properties officeooo:rsid="01f0608f"/>
    </style:style>
    <style:style style:name="T77" style:family="text">
      <style:text-properties officeooo:rsid="01f1a626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57">Московский Авиационный Институт</text:p>
      <text:p text:style-name="P8">(Национальный Исследовательский Университет)</text:p>
      <text:p text:style-name="P12">Факультет прикладной математики и физики</text:p>
      <text:p text:style-name="P8">Кафедра вычислительной математики и программирования</text:p>
      <text:h text:style-name="P69" text:outline-level="1"><text:s text:c="46"/></text:h>
      <text:h text:style-name="P70" text:outline-level="1"/>
      <text:h text:style-name="P70" text:outline-level="1"/>
      <text:h text:style-name="P70" text:outline-level="1"/>
      <text:h text:style-name="P70" text:outline-level="1"/>
      <text:h text:style-name="P70" text:outline-level="1"/>
      <text:h text:style-name="P70" text:outline-level="1"/>
      <text:h text:style-name="P70" text:outline-level="1"/>
      <text:h text:style-name="P58" text:outline-level="1">КУРСОВАЯ РАБОТА</text:h>
      <text:h text:style-name="P59" text:outline-level="1">по курсу</text:h>
      <text:h text:style-name="P60" text:outline-level="1"><text:span text:style-name="T19">"</text:span>Информатика<text:span text:style-name="T19">"</text:span></text:h>
      <text:h text:style-name="P62" text:outline-level="1">"Архитектура ЭВМ, системное программное обеспечение"</text:h>
      <text:h text:style-name="P61" text:outline-level="1"><text:span text:style-name="T2">I</text:span><text:span text:style-name="T3">I</text:span> семестр</text:h>
      <text:h text:style-name="P63" text:outline-level="1"><text:span text:style-name="T26">Задание </text:span><text:span text:style-name="T27">6 </text:span><text:span text:style-name="T28">"</text:span><text:span text:style-name="T20">Обработка последовательной файловой структуры </text:span><text:span text:style-name="T21">на языке СИ"</text:span></text:h>
      <text:h text:style-name="P71" text:outline-level="1"/>
      <text:h text:style-name="P71" text:outline-level="1"/>
      <text:h text:style-name="P71" text:outline-level="1"/>
      <text:h text:style-name="P71" text:outline-level="1"/>
      <text:h text:style-name="P71" text:outline-level="1"/>
      <text:h text:style-name="P70" text:outline-level="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Студент:</text:p>
          </table:table-cell>
          <table:table-cell table:style-name="Table1.A1" office:value-type="string">
            <text:p text:style-name="P7">Пашкевич А. Р.</text:p>
          </table:table-cell>
        </table:table-row>
        <table:table-row table:style-name="Table1.1">
          <table:table-cell table:style-name="Table1.A1" office:value-type="string">
            <text:p text:style-name="P9">Группа:</text:p>
          </table:table-cell>
          <table:table-cell table:style-name="Table1.A1" office:value-type="string">
            <text:p text:style-name="P7">08-107, № по списку 10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9">Руководитель:</text:p>
          </table:table-cell>
          <table:table-cell table:style-name="Table1.A1" office:value-type="string">
            <text:p text:style-name="P7">Ридли М. К.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7">Ридли А. Н.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9">Оценка:</text:p>
          </table:table-cell>
          <table:table-cell table:style-name="Table1.B8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9">Дата:</text:p>
          </table:table-cell>
          <table:table-cell table:style-name="Table1.B8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9">Подпись:</text:p>
          </table:table-cell>
          <table:table-cell table:style-name="Table1.B8" office:value-type="string">
            <text:p text:style-name="P7"/>
          </table:table-cell>
        </table:table-row>
      </table:table>
      <text:p text:style-name="P46"/>
      <text:p text:style-name="P46"/>
      <text:p text:style-name="P6"><text:span text:style-name="T15">Москва, 201</text:span><text:span text:style-name="T16">7</text:span></text:p>
      <text:p text:style-name="P56">Аннотация</text:p>
      <text:p text:style-name="P25">В данном документе описывается программа, написанная в соответствии с постановкой задачи на курсовое проектирование по теме "<text:span text:style-name="T45">Обработка последовательной файловой структуры </text:span><text:span text:style-name="T46">на языке СИ</text:span>" по дисциплине "<text:span text:style-name="T29">Архитектура ЭВМ, системное программное обеспечение</text:span>". Данная программа предназначена для обработки информации, содержащей сведения о студентах <text:span text:style-name="T44">(ФИО</text:span>, код группы, <text:span text:style-name="T44">оценки по экзаменам и зачетам)</text:span> <text:span text:style-name="T44">генерации</text:span> и вывода на экран и в <text:span text:style-name="T44">бинарный </text:span>файл таблиц. Входными данными является <text:span text:style-name="T44">текстовый файл с данными об успеваемости студентов</text:span>. Для проверки работы программы разработан тестовый пример. Результаты тестирования доказывают, что программа правильно выполняет все операции по обработке входных данных и формирования выходных данных.</text:p>
      <text:p text:style-name="P26"/>
      <text:p text:style-name="P27">1. <text:span text:style-name="T19">П</text:span>остановка задачи</text:p>
      <text:list xml:id="list6798657343902038536" text:style-name="L1">
        <text:list-item>
          <text:p text:style-name="P64">Разработать последовательную структуру данных для представления простейшей базы данных на файлах в СП Си в соответствии с заданным вариантом. </text:p>
        </text:list-item>
        <text:list-item>
          <text:p text:style-name="P65">Составить программу генерации внешнего <text:span text:style-name="T35">нетекстового</text:span> файла заданной структуры, содержащего представительный набор записей (<text:span text:style-name="T42">не более </text:span>20). </text:p>
        </text:list-item>
        <text:list-item>
          <text:p text:style-name="P65">Распечатать содержимое сгенерированного файла в виде таблицы.</text:p>
        </text:list-item>
        <text:list-item>
          <text:p text:style-name="P64"><text:span text:style-name="T42">В</text:span>ыполнить над ним заданное действие и распечатать результат. Действие по выборке данных из файла оформить в виде отдельной программы с параметрами запроса, <text:span text:style-name="T1">п</text:span>олучаемыми из командной строки UNIX. <text:span text:style-name="T43">Имя файла с бинарными данными является обязательным параметром второй программы.</text:span></text:p>
        </text:list-item>
      </text:list>
      <text:p text:style-name="P52">База данных содержит информацию об успеваемости студентов данной группы по всем предметам: Фамилия, инициалы, пол, номер группы, оценки по экзаменам и зачетам. В соответствии с заданным вариантом требуется н<text:span text:style-name="T36">апечатать список потенциальных стипендиатов – студентов, у которых одна 3, а все остальные оценки 4 и 5 или все 5 и одна 4.</text:span></text:p>
      <text:p text:style-name="P55"><text:span text:style-name="T64">2</text:span>. <text:span text:style-name="T50">Метод </text:span>реализаци<text:span text:style-name="T50">и</text:span></text:p>
      <text:p text:style-name="P33"><text:span text:style-name="T50">1) Создать набор </text:span>тестовы<text:span text:style-name="T50">х</text:span> файл<text:span text:style-name="T50">ов по 20 записей в каждом</text:span>. </text:p>
      <text:p text:style-name="P33"><text:span text:style-name="T50">2) </text:span>Использ<text:span text:style-name="T50">овать</text:span> команды обработки текстовых файлов OC UNIX и переадресацию ввода-вывода.</text:p>
      <text:p text:style-name="P33"><text:span text:style-name="T50">3) Составить</text:span> программу <text:span text:style-name="T50">генеррирующую</text:span> <text:span text:style-name="T50">внешний</text:span> <text:span text:style-name="T50">нетекстовый</text:span> файл.</text:p>
      <text:p text:style-name="P33"><text:span text:style-name="T54">4) Перенаправить все</text:span> содержимое нетекстового представления в файл out.<text:span text:style-name="T54">db</text:span>.</text:p>
      <text:p text:style-name="P33"><text:span text:style-name="T54">5</text:span>) <text:span text:style-name="T54">Распечатать</text:span> содержимое файла в виде таблицы.</text:p>
      <text:p text:style-name="P29"><text:span text:style-name="T60">6</text:span><text:span text:style-name="T59">)</text:span><text:span text:style-name="T58"> </text:span><text:span text:style-name="T60">Сравнить</text:span><text:span text:style-name="T58"> при помощи условия if </text:span><text:span text:style-name="T59">()</text:span><text:span text:style-name="T58">{…} значение параметра p и </text:span><text:span text:style-name="T59">данные об оценках каждого студента</text:span><text:span text:style-name="T58">. Если </text:span><text:span text:style-name="T59">оценки удовлетворяют условию</text:span><text:span text:style-name="T58"> p, то выводим всю информацию об этом </text:span><text:span text:style-name="T59">студенте</text:span><text:span text:style-name="T58">.</text:span></text:p>
      <text:p text:style-name="P54"><text:span text:style-name="Strong_20_Emphasis"><text:span text:style-name="T64">3. </text:span></text:span><text:span text:style-name="Strong_20_Emphasis">Функциональное назначение</text:span></text:p>
      <text:p text:style-name="P53">Данная программа, <text:span text:style-name="T55">преобразует</text:span> текстовой файл в <text:span text:style-name="T55">бинарный</text:span>, <text:span text:style-name="T55">генерирует</text:span> внешний <text:span text:style-name="T55">бинарный</text:span> файл, <text:span text:style-name="T55">распечатывает</text:span> таблицу. <text:span text:style-name="T73">Работа с бинарными файлами </text:span>очень удобн<text:span text:style-name="T55">а</text:span>. Во-первых, <text:span text:style-name="T55">хранить </text:span>в памяти компьютера бинарные коды намного проще, <text:span text:style-name="T55">занимает</text:span> <text:span text:style-name="T55">меньший объем</text:span> <text:span text:style-name="T55">памяти</text:span>. Во-вторых, с файлом <text:span text:style-name="T55">бинарном виде гораздо </text:span>быстрее и удобнее производить всевозможные операции. К тому же <text:span text:style-name="T55">такие</text:span> файл<text:span text:style-name="T55">ы</text:span> хранится в оперативной памяти в <text:span text:style-name="T55">том</text:span> виде, в каком был создан файл. Таким образом, нетекстовое представление обладает большими преимуществами.</text:p>
      <text:p text:style-name="Heading_20_1"><text:span text:style-name="T64">4</text:span>. Общие сведения о программе</text:p>
      <text:p text:style-name="P30">Необходимое программное и аппаратное обеспечение: компилятор gcc</text:p>
      <text:p text:style-name="P30"><text:span text:style-name="T65">Операционная система: </text:span><text:span text:style-name="T66">GNU</text:span><text:span text:style-name="T65">/</text:span><text:span text:style-name="T66">Linux</text:span><text:span text:style-name="T65">, </text:span><text:span text:style-name="T67">UNIX, MS Windows</text:span></text:p>
      <text:p text:style-name="P30">Язык: Си</text:p>
      <text:p text:style-name="P30">Система программирования: Си</text:p>
      <text:p text:style-name="P30"><text:soft-page-break/><text:span text:style-name="T64">Способ</text:span> вызова и загрузки: bash</text:p>
      <text:p text:style-name="P54"><text:span text:style-name="T5">4</text:span><text:span text:style-name="T4">. </text:span><text:span text:style-name="T6">организация входных и выходных данных</text:span></text:p>
      <text:p text:style-name="P31">Входные данные передаются в программу следующим способом: Чтение входных данных из предварительно подготовленного текстового файла, данные в котором хранятся в виде таблицы. <text:span text:style-name="T61">Файл, может включать в себя неизвестное заранее количество строк, но должен иметь </text:span><text:span text:style-name="T62">определенную структуру</text:span><text:span text:style-name="T61">. </text:span></text:p>
      <text:p text:style-name="P31"><text:span text:style-name="T55">И</text:span>мя <text:span text:style-name="T55">входного файла по умолчанию</text:span> test1.dat, а местонахождение — каталог data.</text:p>
      <text:p text:style-name="P66">Содержимое и структура файла включает:</text:p>
      <text:p text:style-name="P67">1) Фамилия студента</text:p>
      <text:p text:style-name="P67">2) Имя</text:p>
      <text:p text:style-name="P67">3) Отчество</text:p>
      <text:p text:style-name="P67">4) Пол</text:p>
      <text:p text:style-name="P67">5) Группа</text:p>
      <text:p text:style-name="P67">6) Оценки по по 4 предметам 2 — 5.</text:p>
      <text:p text:style-name="P67">7) Результаты по 3 зачетам (сдал не сдал)</text:p>
      <text:p text:style-name="P3"/>
      <text:p text:style-name="P72">Пример входного текстового файла: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74">Чистяков Андрей Сергеевич 0 08-103 4 4 4 4 PS PS PS</text:p>
            <text:p text:style-name="P74">Казначеева Екатерина Сергеевна 1 08-103 5 5 5 5 PS PS PS</text:p>
            <text:p text:style-name="P74">Еловский Даниил Михайлович 0 08-103 3 3 3 3 PS PS PS</text:p>
            <text:p text:style-name="P74">Егоров Евгений Юрьевич 0 08-103 4 4 4 4 PS PS PS</text:p>
            <text:p text:style-name="P74">Шерстобитова Софья Викторовна 1 08-103 4 4 4 4 PS PS PS</text:p>
            <text:p text:style-name="P74">Нефедова Арина Борисовна 1 08-103 4 5 4 4 PS PS PS</text:p>
            <text:p text:style-name="P74">Поморцев Данила Аркадьевич 0 08-103 5 3 3 4 PS PS PS</text:p>
            <text:p text:style-name="P74">Перфильев Сергей Дмитриевич 0 08-103 3 2 4 2 PS PS PS</text:p>
            <text:p text:style-name="P74">Сапин Сергей Сергеевич 0 08-103 3 4 4 5 PS PS PS</text:p>
            <text:p text:style-name="P74">Юрманова Вероника Павловна 1 08-103 3 4 3 3 PS PS PS</text:p>
            <text:p text:style-name="P74">Лебедева Анастасия Павловна 1 08-103 4 4 4 5 PS PS PS</text:p>
            <text:p text:style-name="P74">Калинин Сергей Евгеньевич 0 08-103 4 4 4 3 PS PS PS</text:p>
            <text:p text:style-name="P74">Круглова Светлана Андреевна 1 08-103 4 5 5 4 PS PS PS</text:p>
            <text:p text:style-name="P74">Адильбеков Алтынбек Асылбекович 0 08-103 3 3 3 3 PS PS PS</text:p>
            <text:p text:style-name="P74">Лымаренко Александра Руслановна 1 08-103 5 4 4 4 PS PS PS</text:p>
            <text:p text:style-name="P74">Ефимов Александр Валерьевич 0 08-103 3 3 3 3 PS PS PS</text:p>
            <text:p text:style-name="P74">Измайлов Сергей Александрович 0 08-103 2 4 3 2 PS PS PS</text:p>
            <text:p text:style-name="P74">Захаревич Павел Андреевич 0 08-103 3 3 3 3 PS PS PS</text:p>
            <text:p text:style-name="P74">Селезнев Владислав Сергеевич 0 08-103 4 5 5 5 PS PS PS</text:p>
            <text:p text:style-name="P74">Рудик Сергей Олегович 0 08-103 3 5 4 4 PS PS PS</text:p>
          </table:table-cell>
        </table:table-row>
      </table:table>
      <text:p text:style-name="P30"><text:span text:style-name="T63">Р</text:span>азделителями являются символы пробела, табуляции или конца строки.</text:p>
      <text:p text:style-name="P36">Выходные данные:</text:p>
      <text:p text:style-name="P75">Чистяков Андрей Сергеевич 0 08-103 <text:span text:style-name="T74">{</text:span>4, 4, 4, 4<text:span text:style-name="T74">} </text:span><text:s/><text:span text:style-name="T74">{1,</text:span> <text:span text:style-name="T74">1,</text:span> <text:span text:style-name="T74">1} { 0, 0, 4, 0, 3}</text:span></text:p>
      <text:p text:style-name="P54">5. <text:span text:style-name="T48">Внутреннее представление данных</text:span></text:p>
      <text:p text:style-name="P45"><text:span text:style-name="T56">Таблица </text:span><text:span text:style-name="T56"><text:sequence text:ref-name="refTable0" text:name="Table" text:formula="ooow:Table+1" style:num-format="1">1</text:sequence></text:span><text:span text:style-name="T56">: </text:span><text:span text:style-name="T57">Структура данных: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37">Тип данных</text:p>
          </table:table-cell>
          <table:table-cell table:style-name="Таблица1.A1" office:value-type="string">
            <text:p text:style-name="P37">Имя поля</text:p>
          </table:table-cell>
          <table:table-cell table:style-name="Таблица1.A1" office:value-type="string">
            <text:p text:style-name="P37">Размер</text:p>
          </table:table-cell>
          <table:table-cell table:style-name="Таблица1.D1" office:value-type="string">
            <text:p text:style-name="P37">Описание</text:p>
          </table:table-cell>
        </table:table-row>
        <table:table-row>
          <table:table-cell table:style-name="Таблица1.A2" office:value-type="string">
            <text:p text:style-name="P38">size_t</text:p>
          </table:table-cell>
          <table:table-cell table:style-name="Таблица1.A2" office:value-type="string">
            <text:p text:style-name="P38">id</text:p>
          </table:table-cell>
          <table:table-cell table:style-name="Таблица1.A2" office:value-type="string">
            <text:p text:style-name="P39"/>
          </table:table-cell>
          <table:table-cell table:style-name="Таблица1.D2" office:value-type="string">
            <text:p text:style-name="P40">ключ <text:span text:style-name="T68">целое</text:span> число</text:p>
          </table:table-cell>
        </table:table-row>
        <table:table-row>
          <table:table-cell table:style-name="Таблица1.A2" office:value-type="string">
            <text:p text:style-name="P38">char</text:p>
          </table:table-cell>
          <table:table-cell table:style-name="Таблица1.A2" office:value-type="string">
            <text:p text:style-name="P38">surname</text:p>
          </table:table-cell>
          <table:table-cell table:style-name="Таблица1.A2" office:value-type="string">
            <text:p text:style-name="P38">32</text:p>
          </table:table-cell>
          <table:table-cell table:style-name="Таблица1.D2" office:value-type="string">
            <text:p text:style-name="P41">Фамилия студента, <text:span text:style-name="T68">строка</text:span></text:p>
          </table:table-cell>
        </table:table-row>
        <table:table-row>
          <table:table-cell table:style-name="Таблица1.A2" office:value-type="string">
            <text:p text:style-name="P38">char</text:p>
          </table:table-cell>
          <table:table-cell table:style-name="Таблица1.A2" office:value-type="string">
            <text:p text:style-name="P38">name</text:p>
          </table:table-cell>
          <table:table-cell table:style-name="Таблица1.A2" office:value-type="string">
            <text:p text:style-name="P38">32</text:p>
          </table:table-cell>
          <table:table-cell table:style-name="Таблица1.D2" office:value-type="string">
            <text:p text:style-name="P41">Имя, <text:span text:style-name="T68">строка</text:span></text:p>
          </table:table-cell>
        </table:table-row>
        <text:soft-page-break/>
        <table:table-row>
          <table:table-cell table:style-name="Таблица1.A2" office:value-type="string">
            <text:p text:style-name="P38">char</text:p>
          </table:table-cell>
          <table:table-cell table:style-name="Таблица1.A2" office:value-type="string">
            <text:p text:style-name="P38">patronymic</text:p>
          </table:table-cell>
          <table:table-cell table:style-name="Таблица1.A2" office:value-type="string">
            <text:p text:style-name="P38">32</text:p>
          </table:table-cell>
          <table:table-cell table:style-name="Таблица1.D2" office:value-type="string">
            <text:p text:style-name="P41">Отчество, <text:span text:style-name="T68">строка</text:span></text:p>
          </table:table-cell>
        </table:table-row>
        <table:table-row>
          <table:table-cell table:style-name="Таблица1.A2" office:value-type="string">
            <text:p text:style-name="P42">enum</text:p>
          </table:table-cell>
          <table:table-cell table:style-name="Таблица1.A2" office:value-type="string">
            <text:p text:style-name="P38">gender</text:p>
          </table:table-cell>
          <table:table-cell table:style-name="Таблица1.A2" office:value-type="string">
            <text:p text:style-name="P38"/>
          </table:table-cell>
          <table:table-cell table:style-name="Таблица1.D2" office:value-type="string">
            <text:p text:style-name="P43">MALE <text:span text:style-name="T68">= 0, </text:span><text:s/>FEMALE <text:span text:style-name="T68">= 1</text:span></text:p>
          </table:table-cell>
        </table:table-row>
        <table:table-row>
          <table:table-cell table:style-name="Таблица1.A2" office:value-type="string">
            <text:p text:style-name="P38">char</text:p>
          </table:table-cell>
          <table:table-cell table:style-name="Таблица1.A2" office:value-type="string">
            <text:p text:style-name="P38">group</text:p>
          </table:table-cell>
          <table:table-cell table:style-name="Таблица1.A2" office:value-type="string">
            <text:p text:style-name="P38">8</text:p>
          </table:table-cell>
          <table:table-cell table:style-name="Таблица1.D2" office:value-type="string">
            <text:p text:style-name="P41">Текстовое поле</text:p>
          </table:table-cell>
        </table:table-row>
        <table:table-row>
          <table:table-cell table:style-name="Таблица1.A2" office:value-type="string">
            <text:p text:style-name="P38">int</text:p>
          </table:table-cell>
          <table:table-cell table:style-name="Таблица1.A2" office:value-type="string">
            <text:p text:style-name="P38">grades</text:p>
          </table:table-cell>
          <table:table-cell table:style-name="Таблица1.A2" office:value-type="string">
            <text:p text:style-name="P38">4</text:p>
          </table:table-cell>
          <table:table-cell table:style-name="Таблица1.D2" office:value-type="string">
            <text:p text:style-name="P41">Одномерный массив, содержащий оценки по предметам</text:p>
          </table:table-cell>
        </table:table-row>
        <table:table-row>
          <table:table-cell table:style-name="Таблица1.A2" office:value-type="string">
            <text:p text:style-name="P38">int</text:p>
          </table:table-cell>
          <table:table-cell table:style-name="Таблица1.A2" office:value-type="string">
            <text:p text:style-name="P38">tests</text:p>
          </table:table-cell>
          <table:table-cell table:style-name="Таблица1.A2" office:value-type="string">
            <text:p text:style-name="P38">3</text:p>
          </table:table-cell>
          <table:table-cell table:style-name="Таблица1.D2" office:value-type="string">
            <text:p text:style-name="P41">Одномерный массив, содержащий результаты зачетов по предметам <text:span text:style-name="T68">(0 — не сдал, 1 - сдал)</text:span></text:p>
          </table:table-cell>
        </table:table-row>
        <table:table-row>
          <table:table-cell table:style-name="Таблица1.A2" office:value-type="string">
            <text:p text:style-name="P38">int</text:p>
          </table:table-cell>
          <table:table-cell table:style-name="Таблица1.A2" office:value-type="string">
            <text:p text:style-name="P38">credit</text:p>
          </table:table-cell>
          <table:table-cell table:style-name="Таблица1.A2" office:value-type="string">
            <text:p text:style-name="P38">5</text:p>
          </table:table-cell>
          <table:table-cell table:style-name="Таблица1.D2" office:value-type="string">
            <text:p text:style-name="P41">Одномерный <text:span text:style-name="T68">целочисленный </text:span>массив, содержащий количество оценок 2, 3, 3, 5 и количество сданных тестов</text:p>
          </table:table-cell>
        </table:table-row>
      </table:table>
      <text:p text:style-name="Text_20_body"/>
      <text:p text:style-name="P35"><text:span text:style-name="T4">enum</text:span> gender_t{</text:p>
      <text:p text:style-name="P35"><text:s text:c="4"/>MALE,</text:p>
      <text:p text:style-name="P35"><text:s text:c="4"/>FEMALE</text:p>
      <text:p text:style-name="P35">};</text:p>
      <text:p text:style-name="P35"/>
      <text:p text:style-name="P34"><text:span text:style-name="T4">typedef</text:span> <text:span text:style-name="T4">struct</text:span> __student__ {</text:p>
      <text:p text:style-name="P34"><text:s text:c="4"/>size_t id;</text:p>
      <text:p text:style-name="P34"><text:s text:c="4"/>char surname[32];</text:p>
      <text:p text:style-name="P34"><text:s text:c="4"/>char name[32];</text:p>
      <text:p text:style-name="P34"><text:s text:c="4"/>char patronymic[32];</text:p>
      <text:p text:style-name="P34"><text:s text:c="4"/><text:span text:style-name="T4">enum</text:span> gender_t gender;</text:p>
      <text:p text:style-name="P34"><text:s text:c="4"/>char group[8];</text:p>
      <text:p text:style-name="P34"><text:s text:c="4"/>int grades[4];</text:p>
      <text:p text:style-name="P34"><text:s text:c="4"/>int tests[3];</text:p>
      <text:p text:style-name="P34"><text:s text:c="4"/>int credit[5];</text:p>
      <text:p text:style-name="P34">} student_t;</text:p>
      <text:p text:style-name="Heading_20_1">3. Организация исходного кода</text:p>
      <text:p text:style-name="P2"><text:span text:style-name="T39">К</text:span>од организован <text:span text:style-name="T39">следующим образом</text:span>:</text:p>
      <text:p text:style-name="P4"><text:span text:style-name="T39">У</text:span>правляющая программа, <text:span text:style-name="T39">обеспечивающая</text:span> ввод <text:span text:style-name="T39">данных</text:span>, реализована в <text:span text:style-name="T8">generate.c</text:span>, а реализация структуры и функции <text:span text:style-name="T39">с</text:span> <text:span text:style-name="T39">ней</text:span> – в файлах <text:span text:style-name="T4">student.</text:span><text:span text:style-name="T9">h</text:span> и <text:span text:style-name="T4">student.</text:span><text:span text:style-name="T9">c</text:span><text:span text:style-name="T39">.</text:span></text:p>
      <text:p text:style-name="P4"><text:span text:style-name="T39">Вывод содержимого выходного файла и обработка данных реализована в файле</text:span> <text:span text:style-name="T7">execute</text:span><text:span text:style-name="T8">.c</text:span>.</text:p>
      <text:p text:style-name="P24">Таблица <text:sequence text:ref-name="refTable1" text:name="Table" text:formula="ooow:Table+1" style:num-format="1">2</text:sequence>: <text:span text:style-name="T17">Структура файлов проекта: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17">/include</text:p>
          </table:table-cell>
          <table:covered-table-cell/>
        </table:table-row>
        <table:table-row>
          <table:table-cell table:style-name="Table5.A2" office:value-type="string">
            <text:p text:style-name="P22">student.<text:span text:style-name="T18">h</text:span></text:p>
          </table:table-cell>
          <table:table-cell table:style-name="Table5.B2" office:value-type="string">
            <text:p text:style-name="P15"><text:span text:style-name="T38">З</text:span>аголовочный файл с описанием структуры записи о студенте</text:p>
          </table:table-cell>
        </table:table-row>
        <table:table-row>
          <table:table-cell table:style-name="Table5.B2" table:number-columns-spanned="2" office:value-type="string">
            <text:p text:style-name="P13">/<text:span text:style-name="T40">src</text:span></text:p>
          </table:table-cell>
          <table:covered-table-cell/>
        </table:table-row>
        <table:table-row>
          <table:table-cell table:style-name="Table5.A2" office:value-type="string">
            <text:p text:style-name="P21">generate.c</text:p>
          </table:table-cell>
          <table:table-cell table:style-name="Table5.B2" office:value-type="string">
            <text:p text:style-name="P20">Открытие входного файла. Инициация структуры <text:span text:style-name="T4">student</text:span></text:p>
            <text:p text:style-name="P18"><text:span text:style-name="T38">Г</text:span>енерация файла <text:span text:style-name="T4">*.</text:span><text:span text:style-name="T10">db</text:span> из текстового файла.</text:p>
            <text:p text:style-name="P19">Вывод таблицы со считанными данными.</text:p>
          </table:table-cell>
        </table:table-row>
        <table:table-row>
          <table:table-cell table:style-name="Table5.A2" office:value-type="string">
            <text:p text:style-name="P22">student.c</text:p>
          </table:table-cell>
          <table:table-cell table:style-name="Table5.B2" office:value-type="string">
            <text:p text:style-name="P16">Файл с кодом для работы со структурой <text:span text:style-name="T11">student</text:span>. </text:p>
            <text:p text:style-name="P16">Считывает информацию о студенте из файла <text:span text:style-name="T4">*.dat</text:span>. Возвращает код ошибки или <text:span text:style-name="T4">1</text:span> <text:span text:style-name="T72">(единицу) </text:span>если все хорошо. </text:p>
            <text:p text:style-name="P16">Ситуации нулевых указателей и конца файла обрабатываются. Аналогично, обрабатываются проблемы при считывании какого-либо поля структуры.</text:p>
            <text:p text:style-name="P20">Вывод структуры в <text:span text:style-name="T4">stdout </text:span><text:span text:style-name="T70">в виде таблицы.</text:span></text:p>
          </table:table-cell>
        </table:table-row>
        <table:table-row>
          <table:table-cell table:style-name="Table5.B2" table:number-columns-spanned="2" office:value-type="string">
            <text:p text:style-name="P17"/>
          </table:table-cell>
          <table:covered-table-cell/>
        </table:table-row>
        <table:table-row>
          <table:table-cell table:style-name="Table5.A2" office:value-type="string">
            <text:p text:style-name="P21"><text:span text:style-name="T69">execute</text:span>.c</text:p>
          </table:table-cell>
          <table:table-cell table:style-name="Table5.B2" office:value-type="string">
            <text:p text:style-name="P14"><text:span text:style-name="T38">О</text:span>бработка в соответствии с заданными условиями данных из <text:soft-page-break/>файла *.<text:span text:style-name="T37">db</text:span> и вывод результата.</text:p>
            <text:p text:style-name="P14"><text:span text:style-name="T38">В</text:span>ывод содержимого файла *.<text:span text:style-name="T37">db в виде таблицы</text:span></text:p>
          </table:table-cell>
        </table:table-row>
        <table:table-row>
          <table:table-cell table:style-name="Table5.A2" office:value-type="string">
            <text:p text:style-name="P11"><text:span text:style-name="T18">m</text:span>akefile</text:p>
          </table:table-cell>
          <table:table-cell table:style-name="Table5.B2" office:value-type="string">
            <text:p text:style-name="P10"><text:span text:style-name="T38">Используется для </text:span>управления сборкой проекта. <text:span text:style-name="T38">С</text:span>лужит <text:span text:style-name="T38">для </text:span>сборк<text:span text:style-name="T38">и</text:span> проекта <text:span text:style-name="T38">и</text:span> очистк<text:span text:style-name="T38">и </text:span>каталог<text:span text:style-name="T38">ов проекта</text:span> от образованных в процессе сборки файлов.</text:p>
          </table:table-cell>
        </table:table-row>
      </table:table>
      <text:p text:style-name="P47"/>
      <text:p text:style-name="Heading_20_1"><text:span text:style-name="T72">4. </text:span>Как это работает</text:p>
      <text:p text:style-name="P50"><text:span text:style-name="T71">П</text:span>рограмма <text:span text:style-name="T4">generate</text:span> запускается с двумя <text:span text:style-name="T71">дополнительными</text:span> аргументами: имя входного текстового файла и имя выходного бинарного файла. </text:p>
      <text:p text:style-name="P50">Если программа была запущена без этих аргументов, она работает с <text:span text:style-name="T71">файлами</text:span>, заданными по умолчанию (<text:span text:style-name="T51">data/test1.dat</text:span> и <text:span text:style-name="T51">data/student.db</text:span>).</text:p>
      <text:p text:style-name="P48">Если оба файла открыты успешно, запускается функция student_fscanf, которая <text:s/>считывает информацию из входного текстового файла в соответствующие поля структуры <text:span text:style-name="T71">student</text:span>, и в случае успеха возвращает "1" (единицу). </text:p>
      <text:p text:style-name="P49"><text:span text:style-name="T41">Если функция </text:span><text:span text:style-name="T52">student_fscanf</text:span><text:span text:style-name="T53">()</text:span> <text:span text:style-name="T41">вернула 1, происходит запись структуры в <text:s/>бинарный файл. Запись осуществляется с помощью стандартной функции </text:span><text:span text:style-name="T13">fwrite</text:span><text:span text:style-name="T41">.</text:span></text:p>
      <text:p text:style-name="Text_20_body"><text:span text:style-name="T32">Программа </text:span><text:span text:style-name="T34">execute </text:span><text:span text:style-name="T30">запускается отдельно с </text:span><text:span text:style-name="T33">двумя </text:span><text:span text:style-name="T30">аргументами в виде </text:span><text:span text:style-name="T31">имени </text:span><text:span text:style-name="T33">бинарного </text:span><text:span text:style-name="T30">файла *.</text:span><text:span text:style-name="T31">db </text:span><text:span text:style-name="T33">и параметром</text:span><text:span text:style-name="T31">, задающим </text:span><text:span text:style-name="T33">условия</text:span><text:span text:style-name="T31"> выборки </text:span><text:span text:style-name="T30">студентов:</text:span></text:p>
      <text:p text:style-name="P30">параметр <text:span text:style-name="T4">-p</text:span><text:span text:style-name="T12">1</text:span> выводит список студентов, имеющих одну тройку, а остальные оценки 4 и 5;</text:p>
      <text:p text:style-name="P30">параметр <text:span text:style-name="T4">-p</text:span><text:span text:style-name="T12">2</text:span> — выводит таблицу с данными о студентах у которых одна 4, а остальные 5;</text:p>
      <text:p text:style-name="P32">параметр <text:span text:style-name="T4">-</text:span><text:span text:style-name="T12">f</text:span> — выводит таблицу с данными о всех имеющихся в файле *.db студентах.</text:p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44"><text:span text:style-name="T75">$</text:span><text:span text:style-name="T47"> ./generate data/test5.dat data/out.db </text:span><text:line-break/>File data/test5.dat open for reading... <text:line-break/>File data/out.db open for writing... <text:line-break/><text:line-break/>Table 1: Generated data. <text:line-break/>+-----+------------------+------------------+------------------+------------+------------+------------------+ <text:line-break/>| ID  | SURNAME          | NAME             | PATRONYMIC       | GENDER     | GROUP      | GRADES           | <text:line-break/>+-----+------------------+------------------+------------------+------------+------------+------------------+ <text:line-break/>|   1 | Шентяпин         | Владислав        | Валерьевич       | Male       | 08-105     | 5 5 5 5 PS PS PS | <text:line-break/>|   2 | Прокофьева       | Анастасия        | Владимировна     | Female     | 08-105     | 4 4 4 5 PS PS PS | <text:line-break/>|   3 | Севостьянова     | Анастасия        | Сергеевна        | Female     | 08-105     | 4 4 4 4 PS PS PS | <text:line-break/>|   4 | Хаустов          | Алексей          | Владиславович    | Male       | 08-105     | 4 2 3 4 PS PS PS | <text:line-break/>|   5 | Доможиров        | Владислав        | Александрович    | Male       | 08-105     | 2 5 3 3 PS PS PS | <text:line-break/>|   6 | Мараховский      | Николай          | Александрович    | Male       | 08-105     | 2 3 4 4 PS PS PS | <text:line-break/>|   7 | Куликова         | Светлана         | Евгеньевна       | Female     | 08-105     | 4 4 3 4 PS PS PS | <text:line-break/>|   8 | Марулин          | Никита           | Юрьевич          | Male       | 08-105     | 3 3 4 3 PS PS PS | <text:line-break/>|   9 | Ярославцев       | Илья             | Сергеевич        | Male       | 08-105     | 4 3 5 4 PS PS PS | <text:line-break/>|  10 | Ким              | Данил            | -                | Male       | 08-105     | 5 4 4 4 PS PS PS | <text:line-break/>|  11 | Чуев             | Денис            | Сергеевич        | Male       | 08-105     | 4 4 3 4 PS PS PS |<text:line-break/>|  12 | Елисеев          | Сергей           | Николаевич       | Male       | 08-105     | 3 3 3 4 PS PS PS | <text:line-break/>|  13 | Кочмарик         | Нина             | Николаевна       | Female     | 08-105     | 3 4 5 4 PS PS PS | <text:line-break/>|  14 | Жук              | Дарья            | Васильевна       | Female     | 08-105     | 2 5 4 4 PS PS PS | <text:line-break/>|  15 | Короткова        | Мария            | Игоревна         | Female     | 08-105     | 4 5 5 5 PS PS PS | <text:line-break/>|  16 | Рябков           | Даниил           | Владимирович     | Male       | 08-105     | 4 4 4 4 PS PS PS | <text:line-break/>|  17 | Свеженцев        | Владимир         | Иосифович        | Male       | 08-105     | 3 3 4 3 PS PS PS | <text:line-break/>|  18 | Быков            | Федор            | Викторович       | Male       | 08-105     | 2 2 2 2 PS FL FL | <text:line-break/>|  19 | Худайберенов     | Максим           | Батырович        | Male       | 08-105     | 4 3 3 2 PS PS PS | <text:line-break/>|  20 | Кротов           | Родион           | Евгеньевич       | Male       | 08-105     | 4 4 3 4 PS PS PS | <text:line-break/>+-----+------------------+------------------+------------------+------------+------------+------------------+ </text:p>
          </table:table-cell>
        </table:table-row>
        <text:soft-page-break/>
        <table:table-row table:style-name="Таблица3.1">
          <table:table-cell table:style-name="Таблица3.A1" office:value-type="string">
            <text:p text:style-name="P44"><text:span text:style-name="T75">$</text:span><text:span text:style-name="T47"> ./execute data/out.db -p1 </text:span><text:line-break/>File data/out.db open for reading... <text:line-break/><text:line-break/>Table 3: Scholarship recipients. <text:line-break/>+-----+------------------+------------------+------------------+------------+------------+------------------+ <text:line-break/>| ID  | SURNAME          | NAME             | PATRONYMIC       | GENDER     | GROUP      | GRADES           | <text:line-break/>+-----+------------------+------------------+------------------+------------+------------+------------------+ <text:line-break/>|   1 | Шентяпин         | Владислав        | Валерьевич       | Male       | 08-105     | 5 5 5 5 PS PS PS | <text:line-break/>|   2 | Прокофьева       | Анастасия        | Владимировна     | Female     | 08-105     | 4 4 4 5 PS PS PS | <text:line-break/>|   3 | Севостьянова     | Анастасия        | Сергеевна        | Female     | 08-105     | 4 4 4 4 PS PS PS | <text:line-break/>|   7 | Куликова         | Светлана         | Евгеньевна       | Female     | 08-105     | 4 4 3 4 PS PS PS | <text:line-break/>|   9 | Ярославцев       | Илья             | Сергеевич        | Male       | 08-105     | 4 3 5 4 PS PS PS | <text:line-break/>|  10 | Ким              | Данил            | -                | Male       | 08-105     | 5 4 4 4 PS PS PS | <text:line-break/>|  11 | Чуев             | Денис            | Сергеевич        | Male       | 08-105     | 4 4 3 4 PS PS PS | <text:line-break/>|  13 | Кочмарик         | Нина             | Николаевна       | Female     | 08-105     | 3 4 5 4 PS PS PS | <text:line-break/>|  15 | Короткова        | Мария            | Игоревна         | Female     | 08-105     | 4 5 5 5 PS PS PS | <text:line-break/>|  16 | Рябков           | Даниил           | Владимирович     | Male       | 08-105     | 4 4 4 4 PS PS PS | <text:line-break/>|  20 | Кротов           | Родион           | Евгеньевич       | Male       | 08-105     | 4 4 3 4 PS PS PS | <text:line-break/>+-----+------------------+------------------+------------------+------------+------------+------------------+</text:p>
          </table:table-cell>
        </table:table-row>
        <table:table-row table:style-name="Таблица3.1">
          <table:table-cell table:style-name="Таблица3.A1" office:value-type="string">
            <text:p text:style-name="P44"><text:span text:style-name="T75">$</text:span><text:span text:style-name="T47"> ./execute data/out.db -p2 </text:span><text:line-break/>File data/out.db open for reading... <text:line-break/><text:line-break/>Table 3: Scholarship recipients. <text:line-break/>+-----+------------------+------------------+------------------+------------+------------+------------------+ <text:line-break/>| ID  | SURNAME          | NAME             | PATRONYMIC       | GENDER     | GROUP      | GRADES           | <text:line-break/>+-----+------------------+------------------+------------------+------------+------------+------------------+ <text:line-break/>|   1 | Шентяпин         | Владислав        | Валерьевич       | Male       | 08-105     | 5 5 5 5 PS PS PS | <text:line-break/>|  15 | Короткова        | Мария            | Игоревна         | Female     | 08-105     | 4 5 5 5 PS PS PS | <text:line-break/>+-----+------------------+------------------+------------------+------------+------------+------------------+</text:p>
          </table:table-cell>
        </table:table-row>
        <table:table-row table:style-name="Таблица3.1">
          <table:table-cell table:style-name="Таблица3.A1" office:value-type="string">
            <text:p text:style-name="P44"><text:span text:style-name="T75">$</text:span><text:span text:style-name="T47"> ./execute data/out.db -f </text:span><text:line-break/>File data/out.db open for reading... <text:line-break/><text:line-break/>Table 2: Print data. <text:line-break/>+-----+------------------+------------------+------------------+------------+------------+------------------+ <text:line-break/>| ID  | SURNAME          | NAME             | PATRONYMIC       | GENDER     | GROUP      | GRADES           | <text:line-break/>+-----+------------------+------------------+------------------+------------+------------+------------------+ <text:line-break/>|   1 | Шентяпин         | Владислав        | Валерьевич       | Male       | 08-105     | 5 5 5 5 PS PS PS | <text:line-break/>|   2 | Прокофьева       | Анастасия        | Владимировна     | Female     | 08-105     | 4 4 4 5 PS PS PS | <text:line-break/>|   3 | Севостьянова     | Анастасия        | Сергеевна        | Female     | 08-105     | 4 4 4 4 PS PS PS | <text:line-break/>|   4 | Хаустов          | Алексей          | Владиславович    | Male       | 08-105     | 4 2 3 4 PS PS PS | <text:line-break/>|   5 | Доможиров        | Владислав        | Александрович    | Male       | 08-105     | 2 5 3 3 PS PS PS | <text:line-break/>|   6 | Мараховский      | Николай          | Александрович    | Male       | 08-105     | 2 3 4 4 PS PS PS | <text:line-break/>|   7 | Куликова         | Светлана         | Евгеньевна       | Female     | 08-105     | 4 4 3 4 PS PS PS | <text:line-break/>|   8 | Марулин          | Никита           | Юрьевич          | Male       | 08-105     | 3 3 4 3 PS PS PS | <text:line-break/>|   9 | Ярославцев       | Илья             | Сергеевич        | Male       | 08-105     | 4 3 5 4 PS PS PS | <text:line-break/>|  10 | Ким              | Данил            | -                | Male       | 08-105     | 5 4 4 4 PS PS PS | <text:line-break/>|  11 | Чуев             | Денис            | Сергеевич        | Male       | 08-105     | 4 4 3 4 PS PS PS | <text:line-break/>|  12 | Елисеев          | Сергей           | Николаевич       | Male       | 08-105     | 3 3 3 4 PS PS PS | <text:line-break/>|  13 | Кочмарик         | Нина             | Николаевна       | Female     | 08-105     | 3 4 5 4 PS PS PS | <text:line-break/>|  14 | Жук              | Дарья            | Васильевна       | Female     | 08-105     | 2 5 4 4 PS PS PS | <text:line-break/>|  15 | Короткова        | Мария            | Игоревна         | Female     | 08-105     | 4 5 5 5 PS PS PS | <text:line-break/>|  16 | Рябков           | Даниил           | Владимирович     | Male       | 08-105     | 4 4 4 4 PS PS PS | <text:line-break/>|  17 | Свеженцев        | Владимир         | Иосифович        | Male       | 08-105     | 3 3 4 3 PS PS PS | <text:line-break/>|  18 | Быков            | Федор            | Викторович       | Male       | 08-105     | 2 2 2 2 PS FL FL | <text:line-break/>|  19 | Худайберенов     | Максим           | Батырович        | Male       | 08-105     | 4 3 3 2 PS PS PS | <text:line-break/>|  20 | Кротов           | Родион           | Евгеньевич       | Male       | 08-105     | 4 4 3 4 PS PS PS | <text:line-break/>+-----+------------------+------------------+------------------+------------+------------+------------------+</text:p>
          </table:table-cell>
        </table:table-row>
      </table:table>
      <text:p text:style-name="P32"/>
      <text:p text:style-name="Heading_20_1">Заключение</text:p>
      <text:p text:style-name="P51">Данная программа, составлена в соответствии с постановкой задачи на курсовое проектирование по теме "<text:span text:style-name="T22">Обработка последовательной файловой структуры </text:span><text:span text:style-name="T23">на языке СИ</text:span><text:span text:style-name="T24">" по дисциплине "</text:span><text:span text:style-name="T25">Архитектура ЭВМ, системное программное обеспечение</text:span><text:span text:style-name="T24">"</text:span>. При написании программы использованы методические указания по курсовому проектированию по дисциплине. Для проверки работоспособности программы и правильности обработки входных данных разработан тестовый пример. Тестирование программы подтвердило, что программа правильно выполняет обработку данных и выдаёт верные результаты. Всё это свидетельствует о работоспособности программы и позволяет сделать вывод о пригодности программы к решению практических задач по обработке информации <text:span text:style-name="T49">о студентах</text:span>.</text:p>
      <text:p text:style-name="P51"/>
      <text:p text:style-name="P28">Приложение 1. Исходный код <text:span text:style-name="T76">программы</text:span></text:p>
      <text:p text:style-name="P23"/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77">student.h</text:p>
          </table:table-cell>
        </table:table-row>
        <table:table-row>
          <table:table-cell table:style-name="Таблица4.A2" office:value-type="string">
            <text:p text:style-name="P76">#ifndef __STUDENT_H__</text:p>
            <text:p text:style-name="P76">#define __STUDENT_H__</text:p>
            <text:p text:style-name="P76"/>
            <text:p text:style-name="P76">#include &lt;stdarg.h&gt;</text:p>
            <text:p text:style-name="P76">#include &lt;stdio.h&gt;</text:p>
            <text:p text:style-name="P76">#include &lt;stdlib.h&gt;</text:p>
            <text:p text:style-name="P76">#include &lt;string.h&gt;</text:p>
            <text:p text:style-name="P76"/>
            <text:p text:style-name="P76">enum gender_t{</text:p>
            <text:p text:style-name="P76"><text:s text:c="4"/>MALE,</text:p>
            <text:p text:style-name="P76"><text:s text:c="4"/>FEMALE</text:p>
            <text:p text:style-name="P76">};</text:p>
            <text:p text:style-name="P76"/>
            <text:p text:style-name="P76">typedef struct __student__ {</text:p>
            <text:p text:style-name="P76"><text:s text:c="4"/>size_t id;</text:p>
            <text:p text:style-name="P76"><text:s text:c="4"/>char surname[32];</text:p>
            <text:p text:style-name="P76"><text:s text:c="4"/>char name[32];</text:p>
            <text:p text:style-name="P76"><text:s text:c="4"/>char patronymic[32];</text:p>
            <text:p text:style-name="P76"><text:s text:c="4"/>enum gender_t gender;</text:p>
            <text:p text:style-name="P76"><text:s text:c="4"/>char group[8];</text:p>
            <text:p text:style-name="P76"><text:s text:c="4"/>int grades[4];</text:p>
            <text:p text:style-name="P76"><text:s text:c="4"/>int tests[3];</text:p>
            <text:p text:style-name="P76"><text:s text:c="4"/>int credit[5];</text:p>
            <text:p text:style-name="P76">} student_t;</text:p>
            <text:p text:style-name="P76"/>
            <text:p text:style-name="P76">student_t student_init(void);</text:p>
            <text:p text:style-name="P76"/>
            <text:p text:style-name="P76">int student_fscanf(FILE *, student_t *);</text:p>
            <text:p text:style-name="P76">int student_print(student_t *);</text:p>
            <text:p text:style-name="P76"/>
            <text:p text:style-name="P76">#endif</text:p>
          </table:table-cell>
        </table:table-row>
        <table:table-row>
          <table:table-cell table:style-name="Таблица4.A1" office:value-type="string">
            <text:p text:style-name="P77">student.c</text:p>
          </table:table-cell>
        </table:table-row>
        <table:table-row>
          <table:table-cell table:style-name="Таблица4.A2" office:value-type="string">
            <text:p text:style-name="P76">#include "student.h"</text:p>
            <text:p text:style-name="P76"/>
            <text:p text:style-name="P76">// <text:s/>считываем информацию о студенте из файла f</text:p>
            <text:p text:style-name="P76">int student_fscanf(FILE* f, student_t* member){</text:p>
            <text:p text:style-name="P76"/>
            <text:p text:style-name="P76"><text:s text:c="4"/>if(!f){</text:p>
            <text:p text:style-name="P76"><text:s text:c="8"/>printf("f is null pointer\n");</text:p>
            <text:p text:style-name="P76"><text:s text:c="8"/>return 0;</text:p>
            <text:p text:style-name="P76"><text:s text:c="4"/>}</text:p>
            <text:p text:style-name="P76"/>
            <text:p text:style-name="P76"><text:s text:c="4"/>if(feof(f)){</text:p>
            <text:p text:style-name="P76"><text:s text:c="8"/>return EOF;</text:p>
            <text:p text:style-name="P76"><text:s text:c="4"/>}</text:p>
            <text:p text:style-name="P76"/>
            <text:p text:style-name="P76"><text:s text:c="4"/>if(!member) {</text:p>
            <text:p text:style-name="P76"><text:s text:c="8"/>printf("member is null\n");</text:p>
            <text:p text:style-name="P76"><text:s text:c="8"/>return -2;</text:p>
            <text:p text:style-name="P76"><text:s text:c="4"/>}</text:p>
            <text:p text:style-name="P76"><text:s text:c="4"/>if (fscanf(f, "%32s", (member-&gt;surname))!=1) {</text:p>
            <text:p text:style-name="P76"><text:s text:c="8"/>return -3;</text:p>
            <text:p text:style-name="P76"><text:s text:c="4"/>}</text:p>
            <text:p text:style-name="P76"/>
            <text:p text:style-name="P76"><text:s text:c="4"/>if (fscanf(f, "%32s", (member-&gt;name))!=1) {</text:p>
            <text:p text:style-name="P76"><text:s text:c="8"/>return -4;</text:p>
            <text:p text:style-name="P76"><text:s text:c="4"/>}</text:p>
            <text:p text:style-name="P76"/>
            <text:p text:style-name="P76"><text:s text:c="4"/>if (fscanf(f, "%32s", (member-&gt;patronymic))!=1){</text:p>
            <text:p text:style-name="P76"><text:s text:c="8"/>return -5;</text:p>
            <text:p text:style-name="P76"><text:s text:c="4"/>}</text:p>
            <text:p text:style-name="P76"/>
            <text:p text:style-name="P76"><text:s text:c="4"/>int temp;</text:p>
            <text:p text:style-name="P76"><text:s text:c="4"/>if (fscanf(f, "%d", &amp;temp)!=1){</text:p>
            <text:p text:style-name="P76"><text:s text:c="8"/>return -6;</text:p>
            <text:p text:style-name="P76"><text:s text:c="4"/>} else member-&gt;gender = temp;</text:p>
            <text:p text:style-name="P76"/>
            <text:p text:style-name="P76"><text:s text:c="4"/>if (fscanf(f, "%8s", (member-&gt;group))!=1){</text:p>
            <text:p text:style-name="P76"><text:s text:c="8"/>return -7;</text:p>
            <text:p text:style-name="P76"><text:s text:c="4"/>}</text:p>
            <text:p text:style-name="P76"/>
            <text:p text:style-name="P76"><text:s text:c="4"/>if(fscanf(f,"%1d%1d%1d%1d",(int *)&amp;(member-&gt;grades[0]),(int *)&amp;(member-&gt;grades[1]),(int *)&amp;(member-&gt;grades[2]),(int *)&amp;(member-&gt;grades[3]))!=4){</text:p>
            <text:p text:style-name="P76"><text:soft-page-break/><text:s text:c="8"/>return -8;</text:p>
            <text:p text:style-name="P76"><text:s text:c="4"/>}</text:p>
            <text:p text:style-name="P76"><text:s text:c="4"/>int test_cost = 0;</text:p>
            <text:p text:style-name="P76"><text:s text:c="4"/>for (int i=0; i&lt;3; ++i) {</text:p>
            <text:p text:style-name="P76"><text:s text:c="8"/>char test[2];</text:p>
            <text:p text:style-name="P76"><text:s text:c="8"/>if (fscanf(f, "%2s", test)!=1) {</text:p>
            <text:p text:style-name="P76"><text:s text:c="12"/>return -9;</text:p>
            <text:p text:style-name="P76"><text:s text:c="8"/>} else {</text:p>
            <text:p text:style-name="P76"><text:s text:c="12"/>if (strcmp(test,"FL") == 0){</text:p>
            <text:p text:style-name="P76"><text:s text:c="16"/>member-&gt;tests[i] = 0;</text:p>
            <text:p text:style-name="P76"><text:s text:c="12"/>} else {</text:p>
            <text:p text:style-name="P76"><text:s text:c="16"/>member-&gt;tests[i] = 1;</text:p>
            <text:p text:style-name="P76"><text:s text:c="16"/>test_cost++;</text:p>
            <text:p text:style-name="P76"><text:s text:c="12"/>}</text:p>
            <text:p text:style-name="P76"><text:s text:c="8"/>}</text:p>
            <text:p text:style-name="P76"><text:s text:c="4"/>}</text:p>
            <text:p text:style-name="P76"><text:s text:c="4"/>int unsatisfactory=0, passing_grade=0, satisfactory=0, excellent=0;</text:p>
            <text:p text:style-name="P76"><text:s text:c="4"/>for(int i = 0 ; i &lt; 4 ; ++i) {</text:p>
            <text:p text:style-name="P76"><text:s text:c="8"/>if (member-&gt;grades[i] == 2) unsatisfactory++;</text:p>
            <text:p text:style-name="P76"><text:s text:c="8"/>if (member-&gt;grades[i] == 3) passing_grade++;</text:p>
            <text:p text:style-name="P76"><text:s text:c="8"/>if (member-&gt;grades[i] == 4) satisfactory++;</text:p>
            <text:p text:style-name="P76"><text:s text:c="8"/>if (member-&gt;grades[i] == 5) excellent++;</text:p>
            <text:p text:style-name="P76"><text:s text:c="4"/>}</text:p>
            <text:p text:style-name="P76"><text:s text:c="4"/>member-&gt;credit[0]=unsatisfactory;</text:p>
            <text:p text:style-name="P76"><text:s text:c="4"/>member-&gt;credit[1]=passing_grade;</text:p>
            <text:p text:style-name="P76"><text:s text:c="4"/>member-&gt;credit[2]=satisfactory;</text:p>
            <text:p text:style-name="P76"><text:s text:c="4"/>member-&gt;credit[3]=excellent;</text:p>
            <text:p text:style-name="P76"><text:s text:c="4"/>member-&gt;credit[4]=test_cost;</text:p>
            <text:p text:style-name="P76"/>
            <text:p text:style-name="P76"><text:s text:c="4"/>return 1;</text:p>
            <text:p text:style-name="P76">}</text:p>
            <text:p text:style-name="P76">// выводит строку таблицы в stdout</text:p>
            <text:p text:style-name="P76">int student_print(student_t* member){</text:p>
            <text:p text:style-name="P76"><text:s text:c="4"/>fprintf(stdout, "| %3lu | ",member-&gt;id);</text:p>
            <text:p text:style-name="P76"><text:s text:c="4"/>fprintf(stdout, "%-*s | ",(int)((32 - strlen(member-&gt;surname)) / 2 + strlen(member-&gt;surname)),member-&gt;surname);</text:p>
            <text:p text:style-name="P76"><text:s text:c="4"/>fprintf(stdout, "%-*s | ",(int)((32 - strlen(member-&gt;name)) / 2 + strlen(member-&gt;name)),member-&gt;name);</text:p>
            <text:p text:style-name="P76"><text:s text:c="4"/>fprintf(stdout, "%-*s | ",(int)((32 - strlen(member-&gt;patronymic)) / 2 + strlen(member-&gt;patronymic)),member-&gt;patronymic);</text:p>
            <text:p text:style-name="P76"><text:s text:c="4"/>char *temp = (member-&gt;gender ? "Female" : "Male <text:s/>");</text:p>
            <text:p text:style-name="P76"><text:s text:c="4"/>fprintf(stdout, "%-*s | ",(int)((14 - strlen(temp)) / 2 + strlen(temp)),temp);</text:p>
            <text:p text:style-name="P76"><text:s text:c="4"/>fprintf(stdout, "%-*s | ",(int)((14 - strlen(member-&gt;group)) / 2 + strlen(member-&gt;group)),member-&gt;group);</text:p>
            <text:p text:style-name="P76"><text:s text:c="4"/>for(int i = 0 ; i &lt; 4 ; i++) {</text:p>
            <text:p text:style-name="P76"><text:s text:c="8"/>fprintf(stdout, "%-1d ", member-&gt;grades[i]);</text:p>
            <text:p text:style-name="P76"><text:s text:c="4"/>}</text:p>
            <text:p text:style-name="P76"><text:s text:c="4"/>for(int i = 0 ; i &lt; 3 ; i++) {</text:p>
            <text:p text:style-name="P76"><text:s text:c="8"/>printf(member-&gt;tests[i] ? "PS " : "FL ");</text:p>
            <text:p text:style-name="P76"><text:s text:c="4"/>}</text:p>
            <text:p text:style-name="P76"><text:s text:c="4"/>/*for(int i = 0 ; i &lt; 4 ; i++) {</text:p>
            <text:p text:style-name="P76"><text:s text:c="8"/>fprintf(stdout, "%-1d ", member-&gt;credit[i]);</text:p>
            <text:p text:style-name="P76"><text:s text:c="4"/>}*/</text:p>
            <text:p text:style-name="P76"><text:s text:c="4"/>fprintf(stdout, "|\n");</text:p>
            <text:p text:style-name="P76"><text:s text:c="4"/>return 1;</text:p>
            <text:p text:style-name="P76">}</text:p>
          </table:table-cell>
        </table:table-row>
        <table:table-row>
          <table:table-cell table:style-name="Таблица4.A1" office:value-type="string">
            <text:p text:style-name="P68"><text:span text:style-name="T4">generate.</text:span><text:span text:style-name="T14">c</text:span></text:p>
          </table:table-cell>
        </table:table-row>
        <table:table-row>
          <table:table-cell table:style-name="Таблица4.A2" office:value-type="string">
            <text:p text:style-name="P76">#include "student.h"</text:p>
            <text:p text:style-name="P76"/>
            <text:p text:style-name="P76">#define DEFAULT_DATABASE_FILENAME "data/student.db";</text:p>
            <text:p text:style-name="P76">#define DEFAULT_TEST_FILENAME "data/test1.dat";</text:p>
            <text:p text:style-name="P76"/>
            <text:p text:style-name="P76">int main(int argc, char *argv[]) {</text:p>
            <text:p text:style-name="P76"><text:s text:c="4"/>char *db_fname;</text:p>
            <text:p text:style-name="P76"><text:s text:c="4"/>FILE *out = NULL;</text:p>
            <text:p text:style-name="P76"><text:s text:c="4"/>FILE *pfile = NULL;</text:p>
            <text:p text:style-name="P76"><text:s text:c="4"/>char *in_fname;</text:p>
            <text:p text:style-name="P76"><text:s text:c="4"/>size_t row = 0;</text:p>
            <text:p text:style-name="P76"><text:s text:c="4"/>student_t student;</text:p>
            <text:p text:style-name="P76"/>
            <text:p text:style-name="P76"><text:s text:c="4"/>if (argc == 3) {</text:p>
            <text:p text:style-name="P76"><text:s text:c="8"/>in_fname = argv[1];</text:p>
            <text:p text:style-name="P76"><text:s text:c="8"/>db_fname = argv[2];</text:p>
            <text:p text:style-name="P76"><text:s text:c="4"/>} else {</text:p>
            <text:p text:style-name="P76"><text:s text:c="8"/>db_fname = DEFAULT_DATABASE_FILENAME;</text:p>
            <text:p text:style-name="P76"><text:s text:c="8"/>in_fname = DEFAULT_TEST_FILENAME;</text:p>
            <text:p text:style-name="P76"><text:s text:c="4"/>}</text:p>
            <text:p text:style-name="P76"/>
            <text:p text:style-name="P76"><text:s text:c="4"/>/* Open the file for reading */</text:p>
            <text:p text:style-name="P76"><text:s text:c="4"/>if(!(pfile = fopen(in_fname, "r"))) {</text:p>
            <text:p text:style-name="P76"><text:soft-page-break/><text:s text:c="8"/>printf("Error opening %s for reading. Program terminated.\n", in_fname);</text:p>
            <text:p text:style-name="P76"><text:s text:c="8"/>exit(1);</text:p>
            <text:p text:style-name="P76"><text:s text:c="4"/>} else printf("File %s open for reading...\n", in_fname);</text:p>
            <text:p text:style-name="P76"/>
            <text:p text:style-name="P76"><text:s text:c="4"/>if(!(out = fopen(db_fname, "wb"))) { <text:s/>// Create a new file we can write</text:p>
            <text:p text:style-name="P76"><text:s text:c="8"/>printf("Error opening %s for writing. Program terminated.\n", db_fname);</text:p>
            <text:p text:style-name="P76"><text:s text:c="8"/>exit (1);</text:p>
            <text:p text:style-name="P76"><text:s text:c="4"/>} else printf("File %s open for writing...\n", db_fname);</text:p>
            <text:p text:style-name="P76"/>
            <text:p text:style-name="P76"><text:s text:c="4"/>printf("\nTable 1: Generated data.\n");</text:p>
            <text:p text:style-name="P76"><text:s text:c="4"/>printf("+-----+------------------+------------------+------------------+------------+------------+------------------+\n");</text:p>
            <text:p text:style-name="P76"><text:s text:c="4"/>printf("| ID <text:s/>| SURNAME <text:s text:c="9"/>| NAME <text:s text:c="12"/>| PATRONYMIC <text:s text:c="6"/>| GENDER <text:s text:c="4"/>| GROUP <text:s text:c="5"/>| GRADES <text:s text:c="10"/>|\n");</text:p>
            <text:p text:style-name="P76"><text:s text:c="4"/>printf("+-----+------------------+------------------+------------------+------------+------------+------------------+\n");</text:p>
            <text:p text:style-name="P76"><text:s text:c="4"/>while (student_fscanf(pfile, &amp;student) == 1) {</text:p>
            <text:p text:style-name="P76"><text:s text:c="8"/>student.id = ++row;</text:p>
            <text:p text:style-name="P76"><text:s text:c="8"/>fwrite(&amp;student, sizeof(student), 1, out);</text:p>
            <text:p text:style-name="P76"><text:s text:c="8"/>fflush(out);</text:p>
            <text:p text:style-name="P76"><text:s text:c="8"/>student_print(&amp;student);</text:p>
            <text:p text:style-name="P76"><text:s text:c="4"/>}</text:p>
            <text:p text:style-name="P76"><text:s text:c="4"/>printf("+-----+------------------+------------------+------------------+------------+------------+------------------+\n\n");</text:p>
            <text:p text:style-name="P76"><text:s text:c="4"/>fclose(out); // file close</text:p>
            <text:p text:style-name="P76"><text:s text:c="4"/>fclose(pfile); // Close the file</text:p>
            <text:p text:style-name="P76"/>
            <text:p text:style-name="P76"><text:s text:c="4"/>return 0;</text:p>
            <text:p text:style-name="P76">}</text:p>
          </table:table-cell>
        </table:table-row>
        <table:table-row>
          <table:table-cell table:style-name="Таблица4.A1" office:value-type="string">
            <text:p text:style-name="P73">execute.<text:span text:style-name="T77">c</text:span></text:p>
          </table:table-cell>
        </table:table-row>
        <table:table-row>
          <table:table-cell table:style-name="Таблица4.A2" office:value-type="string">
            <text:p text:style-name="P76">#include "student.h"</text:p>
            <text:p text:style-name="P76">//Программа загружает данные из бинарного файла</text:p>
            <text:p text:style-name="P76"/>
            <text:p text:style-name="P76">int main(int argc, char* argv[])</text:p>
            <text:p text:style-name="P76">{</text:p>
            <text:p text:style-name="P76"><text:s text:c="4"/>char *fname;</text:p>
            <text:p text:style-name="P76"><text:s text:c="4"/>FILE *in = NULL;</text:p>
            <text:p text:style-name="P76"><text:s text:c="4"/>student_t m;</text:p>
            <text:p text:style-name="P76"><text:s text:c="4"/>int condition = 0;</text:p>
            <text:p text:style-name="P76"/>
            <text:p text:style-name="P76"><text:s text:c="4"/>if (argc == 3) {</text:p>
            <text:p text:style-name="P76"><text:s text:c="8"/>fname = argv[1];</text:p>
            <text:p text:style-name="P76"><text:s text:c="8"/>if(!(in = fopen(fname, "r"))) {</text:p>
            <text:p text:style-name="P76"><text:s text:c="12"/>printf("Error opening %s for reading. Program terminated.\n", fname);</text:p>
            <text:p text:style-name="P76"><text:s text:c="12"/>exit(1);</text:p>
            <text:p text:style-name="P76"><text:s text:c="8"/>} else {</text:p>
            <text:p text:style-name="P76"><text:s text:c="12"/>printf("File %s open for reading...\n", fname);</text:p>
            <text:p text:style-name="P76"><text:s text:c="12"/>fseek(in, 0, SEEK_SET);</text:p>
            <text:p text:style-name="P76"><text:s text:c="8"/>}</text:p>
            <text:p text:style-name="P76"><text:s text:c="4"/>} else {</text:p>
            <text:p text:style-name="P76"><text:s text:c="8"/>printf("Invalid number of parameters\n");</text:p>
            <text:p text:style-name="P76"><text:s text:c="8"/>exit(1);</text:p>
            <text:p text:style-name="P76"><text:s text:c="4"/>}</text:p>
            <text:p text:style-name="P76"><text:s text:c="4"/>if (strcmp(argv[2],"-f") == 0) {</text:p>
            <text:p text:style-name="P76"><text:s text:c="8"/>printf("\nTable 2: Print data.\n");</text:p>
            <text:p text:style-name="P76"><text:s text:c="8"/>printf("+-----+------------------+------------------+------------------+------------+------------+------------------+\n");</text:p>
            <text:p text:style-name="P76"><text:s text:c="8"/>printf("| ID <text:s/>| SURNAME <text:s text:c="9"/>| NAME <text:s text:c="12"/>| PATRONYMIC <text:s text:c="6"/>| GENDER <text:s text:c="4"/>| GROUP <text:s text:c="5"/>| GRADES <text:s text:c="10"/>|\n");</text:p>
            <text:p text:style-name="P76"><text:s text:c="8"/>printf("+-----+------------------+------------------+------------------+------------+------------+------------------+\n");</text:p>
            <text:p text:style-name="P76"><text:s text:c="8"/>while (fread(&amp;m, sizeof(m), 1, in) == 1) {</text:p>
            <text:p text:style-name="P76"><text:s text:c="12"/>student_print(&amp;m);</text:p>
            <text:p text:style-name="P76"><text:s text:c="8"/>}</text:p>
            <text:p text:style-name="P76"><text:s text:c="8"/>printf("+-----+------------------+------------------+------------------+------------+------------+------------------+\n\n");</text:p>
            <text:p text:style-name="P76"><text:s text:c="4"/>} else if (strcmp(argv[2],"-p1") == 0) {</text:p>
            <text:p text:style-name="P76"><text:s text:c="8"/>condition = 1;</text:p>
            <text:p text:style-name="P76"><text:s text:c="4"/>} else if (strcmp(argv[2],"-p2") == 0) {</text:p>
            <text:p text:style-name="P76"><text:s text:c="8"/>condition = 2; <text:s text:c="3"/></text:p>
            <text:p text:style-name="P76"><text:s text:c="4"/>} else {</text:p>
            <text:p text:style-name="P76"><text:s text:c="8"/>printf("The second parameter may be only -f, -p1 or -p2 \n");</text:p>
            <text:p text:style-name="P76"><text:s text:c="8"/>exit(1);</text:p>
            <text:p text:style-name="P76"><text:s text:c="4"/>}</text:p>
            <text:p text:style-name="P76"><text:s text:c="4"/>if (condition) {</text:p>
            <text:p text:style-name="P76"><text:s text:c="8"/>printf("\nTable 3: Scholarship recipients.\n");</text:p>
            <text:p text:style-name="P76"><text:s text:c="8"/>printf("+-----+------------------+------------------+------------------+------------+------------+------------------+\n");</text:p>
            <text:p text:style-name="P76"><text:s text:c="8"/>printf("| ID <text:s/>| SURNAME <text:s text:c="9"/>| NAME <text:s text:c="12"/>| PATRONYMIC <text:s text:c="6"/>| GENDER <text:s text:c="4"/>| GROUP <text:s text:c="5"/>| <text:soft-page-break/>GRADES <text:s text:c="10"/>|\n");</text:p>
            <text:p text:style-name="P76"><text:s text:c="8"/>printf("+-----+------------------+------------------+------------------+------------+------------+------------------+\n");</text:p>
            <text:p text:style-name="P76"><text:s text:c="8"/>while (fread(&amp;m, sizeof(m), 1, in) == 1) {</text:p>
            <text:p text:style-name="P76"><text:s text:c="12"/>if (condition == 1) {</text:p>
            <text:p text:style-name="P76"><text:s text:c="16"/>if (m.credit[0]==0 &amp;&amp; m.credit[1]&lt;2 &amp;&amp; m.credit[4]==3) {</text:p>
            <text:p text:style-name="P76"><text:s text:c="20"/>student_print(&amp;m);</text:p>
            <text:p text:style-name="P76"><text:s text:c="16"/>}</text:p>
            <text:p text:style-name="P76"><text:s text:c="12"/>} else {</text:p>
            <text:p text:style-name="P76"><text:s text:c="16"/>if (m.credit[0]==0 &amp;&amp; m.credit[1]==0 &amp;&amp; m.credit[2]&lt;2 &amp;&amp; m.credit[4]==3) {</text:p>
            <text:p text:style-name="P76"><text:s text:c="20"/>student_print(&amp;m);</text:p>
            <text:p text:style-name="P76"><text:s text:c="16"/>}</text:p>
            <text:p text:style-name="P76"><text:s text:c="12"/>}</text:p>
            <text:p text:style-name="P76"><text:s text:c="8"/>}</text:p>
            <text:p text:style-name="P76"><text:s text:c="8"/>printf("+-----+------------------+------------------+------------------+------------+------------+------------------+\n\n");</text:p>
            <text:p text:style-name="P76"><text:s text:c="4"/>}</text:p>
            <text:p text:style-name="P76"><text:s text:c="4"/>fclose(in); // Close the file</text:p>
            <text:p text:style-name="P76"><text:s text:c="4"/>return 0;</text:p>
            <text:p text:style-name="P76">}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Droid Sans Mono" svg:font-family="'Droid Sans Mono'" style:font-pitch="fixed"/>
    <style:font-face style:name="Calibri" svg:font-family="Calibri" style:font-pitch="variable"/>
    <style:font-face style:name="Droid Sans" svg:font-family="'Droid Sans'" style:font-pitch="variable"/>
    <style:font-face style:name="Times New Roman3" svg:font-family="'Times New Roman'" style:font-pitch="variable"/>
    <style:font-face style:name="Times New Roman1" svg:font-family="'Times New Roman'" style:font-adornments="Bold" style:font-pitch="variable"/>
    <style:font-face style:name="Times New Roman" svg:font-family="'Times New Roman'" style:font-adornments="Обычный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horndale" svg:font-family="Thorndale" style:font-family-generic="roman" style:font-pitch="variable"/>
    <style:font-face style:name="Times New Roman2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4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WenQuanYi Micro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start" style:justify-single-word="false" fo:orphans="2" fo:widows="2" fo:text-indent="0.635cm" style:auto-text-indent="false" style:writing-mode="lr-tb"/>
      <style:text-properties fo:color="#00000a" style:font-name="Liberation Serif" fo:font-family="'Liberation Serif'" style:font-family-generic="roman" style:font-pitch="variable" fo:font-size="12pt" fo:language="ru" fo:country="RU" style:font-name-asian="WenQuanYi Micro Hei" style:font-family-asian="'WenQuanYi Micro Hei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 style:master-page-name="">
      <style:paragraph-properties fo:margin-left="0cm" fo:margin-right="0cm" fo:margin-top="0cm" fo:margin-bottom="0.199cm" loext:contextual-spacing="false" fo:line-height="100%" fo:text-align="justify" style:justify-single-word="false" fo:text-indent="1.199cm" style:auto-text-indent="false" style:page-number="auto" style:writing-mode="lr-tb"/>
      <style:text-properties style:font-name="Times New Roman" fo:font-family="'Times New Roman'" style:font-style-name="Обычный" style:font-pitch="variable" fo:font-size="14pt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Заголовок1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default-outline-level="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.635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Frame_20_contents" style:display-name="Frame contents" style:family="paragraph" style:parent-style-name="Standard" style:default-outline-level="" style:class="extra"/>
    <style:style style:name="Table" style:family="paragraph" style:parent-style-name="Caption" style:class="extra">
      <style:paragraph-properties style:writing-mode="lr-tb"/>
      <style:text-properties style:font-name="Times New Roman" fo:font-family="'Times New Roman'" style:font-style-name="Обычный" style:font-pitch="variable" fo:font-style="normal"/>
    </style:style>
    <style:style style:name="Heading_20_1" style:display-name="Heading 1" style:family="paragraph" style:parent-style-name="Heading" style:class="text" style:master-page-name="">
      <style:paragraph-properties fo:margin-left="0cm" fo:margin-right="0cm" fo:text-indent="0cm" style:auto-text-indent="false" style:page-number="auto" style:writing-mode="lr-tb"/>
      <style:text-properties fo:text-transform="uppercase" style:font-name="Times New Roman1" fo:font-family="'Times New Roman'" style:font-style-name="Bold" style:font-pitch="variable" fo:font-weight="bold"/>
    </style:style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fo:font-size="10.5pt" fo:font-weight="bold" style:font-size-asian="10.5pt" style:font-weight-asian="bold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fo:font-size="10.5pt" style:font-size-asian="10.5pt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9" style:display-name="ListLabel 19" style:family="text">
      <style:text-properties fo:font-size="10.5pt" fo:font-weight="bold" style:font-size-asian="10.5pt" style:font-weight-asian="bold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="Times New Roman2" fo:font-family="'Times New Roman'" style:font-family-generic="roman" style:font-pitch="variable" fo:font-size="10.5pt" style:font-size-asian="10.5pt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="Times New Roman2" fo:font-family="'Times New Roman'" style:font-family-generic="roman" style:font-pitch="variable" fo:font-size="10.5pt" fo:font-weight="bold" style:font-size-asian="10.5pt" style:font-weight-asian="bold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="Times New Roman2" fo:font-family="'Times New Roman'" style:font-family-generic="roman" style:font-pitch="variable" fo:font-size="10.5pt" style:font-size-asian="10.5pt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="Times New Roman2" fo:font-family="'Times New Roman'" style:font-family-generic="roman" style:font-pitch="variable" fo:font-size="10.5pt" fo:font-weight="bold" style:font-size-asian="10.5pt" style:font-weight-asian="bold"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48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0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ListLabel_20_5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53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ListLabel_20_54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55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57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9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ListLabel_20_60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62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ListLabel_20_63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10.5pt" officeooo:paragraph-rsid="01bf421f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0.499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986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20:46:00</meta:creation-date>
    <dc:language>ru-RU</dc:language>
    <dc:creator>Kane</dc:creator>
    <meta:print-date>2017-05-26T14:30:48.022452456</meta:print-date>
    <dc:date>2017-05-26T14:30:59.741501562</dc:date>
    <meta:editing-cycles>62</meta:editing-cycles>
    <meta:editing-duration>PT10H36M9S</meta:editing-duration>
    <meta:generator>LibreOffice/5.2.6.2$Linux_X86_64 LibreOffice_project/20m0$Build-2</meta:generator>
    <meta:printed-by>Kane</meta:printed-by>
    <meta:document-statistic meta:table-count="6" meta:image-count="0" meta:object-count="0" meta:page-count="11" meta:paragraph-count="386" meta:word-count="3456" meta:character-count="24601" meta:non-whitespace-character-count="18148"/>
    <meta:user-defined meta:name="AppVersion">16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